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764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3283in"/>
    </style:style>
    <style:style style:name="co4" style:family="table-column">
      <style:table-column-properties fo:break-before="auto" style:column-width="2.339in"/>
    </style:style>
    <style:style style:name="co5" style:family="table-column">
      <style:table-column-properties fo:break-before="auto" style:column-width="2.3917in"/>
    </style:style>
    <style:style style:name="co6" style:family="table-column">
      <style:table-column-properties fo:break-before="auto" style:column-width="3.472in"/>
    </style:style>
    <style:style style:name="co7" style:family="table-column">
      <style:table-column-properties fo:break-before="auto" style:column-width="2.7811in"/>
    </style:style>
    <style:style style:name="co8" style:family="table-column">
      <style:table-column-properties fo:break-before="auto" style:column-width="2.1256in"/>
    </style:style>
    <style:style style:name="co9" style:family="table-column">
      <style:table-column-properties fo:break-before="auto" style:column-width="2.5689in"/>
    </style:style>
    <style:style style:name="co10" style:family="table-column">
      <style:table-column-properties fo:break-before="auto" style:column-width="2.5154in"/>
    </style:style>
    <style:style style:name="co11" style:family="table-column">
      <style:table-column-properties fo:break-before="auto" style:column-width="1.8602in"/>
    </style:style>
    <style:style style:name="co12" style:family="table-column">
      <style:table-column-properties fo:break-before="auto" style:column-width="2.2146in"/>
    </style:style>
    <style:style style:name="co13" style:family="table-column">
      <style:table-column-properties fo:break-before="auto" style:column-width="2.5866in"/>
    </style:style>
    <style:style style:name="co14" style:family="table-column">
      <style:table-column-properties fo:break-before="auto" style:column-width="2.4807in"/>
    </style:style>
    <style:style style:name="co15" style:family="table-column">
      <style:table-column-properties fo:break-before="auto" style:column-width="2.49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Spec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124">
      <style:table-cell-properties style:rotation-align="none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02" table:default-cell-style-name="Default"/>
        <table:table-row table:style-name="ro1">
          <table:table-cell office:value-type="string" calcext:value-type="string">
            <text:p>Dense Matrix Multiplicatio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 Transpose</text:p>
          </table:table-cell>
          <table:table-cell office:value-type="string" calcext:value-type="string">
            <text:p>B Transpose</text:p>
          </table:table-cell>
          <table:table-cell/>
          <table:table-cell office:value-type="string" calcext:value-type="string">
            <text:p>Time (msec)</text:p>
          </table:table-cell>
          <table:table-cell office:value-type="string" calcext:value-type="string">
            <text:p>TERAFLOP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182" calcext:value-type="float">
            <text:p>0.182</text:p>
          </table:table-cell>
          <table:table-cell table:style-name="ce2" table:formula="of:=(2*[.C2]*[.D2]*[.E2])/([.I2]/1000)/10^12" office:value-type="float" office:value="0.544632967032967" calcext:value-type="float">
            <text:p>0.54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183" calcext:value-type="float">
            <text:p>0.183</text:p>
          </table:table-cell>
          <table:table-cell table:style-name="ce2" table:formula="of:=(2*[.C3]*[.D3]*[.E3])/([.I3]/1000)/10^12" office:value-type="float" office:value="1.08331366120219" calcext:value-type="float">
            <text:p>1.08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247" calcext:value-type="float">
            <text:p>0.247</text:p>
          </table:table-cell>
          <table:table-cell table:style-name="ce2" table:formula="of:=(2*[.C4]*[.D4]*[.E4])/([.I4]/1000)/10^12" office:value-type="float" office:value="1.60523400809717" calcext:value-type="float">
            <text:p>1.6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315" calcext:value-type="float">
            <text:p>0.315</text:p>
          </table:table-cell>
          <table:table-cell table:style-name="ce2" table:formula="of:=(2*[.C5]*[.D5]*[.E5])/([.I5]/1000)/10^12" office:value-type="float" office:value="2.5174146031746" calcext:value-type="float">
            <text:p>2.52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12.73" calcext:value-type="float">
            <text:p>12.73</text:p>
          </table:table-cell>
          <table:table-cell table:style-name="ce2" table:formula="of:=(2*[.C6]*[.D6]*[.E6])/([.I6]/1000)/10^12" office:value-type="float" office:value="3.40663000785546" calcext:value-type="float">
            <text:p>3.4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212" calcext:value-type="float">
            <text:p>0.212</text:p>
          </table:table-cell>
          <table:table-cell table:style-name="ce2" table:formula="of:=(2*[.C7]*[.D7]*[.E7])/([.I7]/1000)/10^12" office:value-type="float" office:value="0.633102490566038" calcext:value-type="float">
            <text:p>0.63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213" calcext:value-type="float">
            <text:p>0.213</text:p>
          </table:table-cell>
          <table:table-cell table:style-name="ce2" table:formula="of:=(2*[.C8]*[.D8]*[.E8])/([.I8]/1000)/10^12" office:value-type="float" office:value="1.26026035680751" calcext:value-type="float">
            <text:p>1.26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282" calcext:value-type="float">
            <text:p>0.282</text:p>
          </table:table-cell>
          <table:table-cell table:style-name="ce2" table:formula="of:=(2*[.C9]*[.D9]*[.E9])/([.I9]/1000)/10^12" office:value-type="float" office:value="1.90379756028369" calcext:value-type="float">
            <text:p>1.9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332" calcext:value-type="float">
            <text:p>0.332</text:p>
          </table:table-cell>
          <table:table-cell table:style-name="ce2" table:formula="of:=(2*[.C10]*[.D10]*[.E10])/([.I10]/1000)/10^12" office:value-type="float" office:value="3.23416212048193" calcext:value-type="float">
            <text:p>3.23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12.734" calcext:value-type="float">
            <text:p>12.734</text:p>
          </table:table-cell>
          <table:table-cell table:style-name="ce2" table:formula="of:=(2*[.C11]*[.D11]*[.E11])/([.I11]/1000)/10^12" office:value-type="float" office:value="4.61129700015706" calcext:value-type="float">
            <text:p>4.6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358" calcext:value-type="float">
            <text:p>0.358</text:p>
          </table:table-cell>
          <table:table-cell table:style-name="ce2" table:formula="of:=(2*[.C12]*[.D12]*[.E12])/([.I12]/1000)/10^12" office:value-type="float" office:value="0.585796648044693" calcext:value-type="float">
            <text:p>0.59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357" calcext:value-type="float">
            <text:p>0.357</text:p>
          </table:table-cell>
          <table:table-cell table:style-name="ce2" table:formula="of:=(2*[.C13]*[.D13]*[.E13])/([.I13]/1000)/10^12" office:value-type="float" office:value="1.17487507002801" calcext:value-type="float">
            <text:p>1.17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361" calcext:value-type="float">
            <text:p>0.361</text:p>
          </table:table-cell>
          <table:table-cell table:style-name="ce2" table:formula="of:=(2*[.C14]*[.D14]*[.E14])/([.I14]/1000)/10^12" office:value-type="float" office:value="2.32371412742382" calcext:value-type="float">
            <text:p>2.32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414" calcext:value-type="float">
            <text:p>0.414</text:p>
          </table:table-cell>
          <table:table-cell table:style-name="ce2" table:formula="of:=(2*[.C15]*[.D15]*[.E15])/([.I15]/1000)/10^12" office:value-type="float" office:value="4.05246763285024" calcext:value-type="float">
            <text:p>4.05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19.76" calcext:value-type="float">
            <text:p>19.76</text:p>
          </table:table-cell>
          <table:table-cell table:style-name="ce2" table:formula="of:=(2*[.C16]*[.D16]*[.E16])/([.I16]/1000)/10^12" office:value-type="float" office:value="4.64323886639676" calcext:value-type="float">
            <text:p>4.64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745" calcext:value-type="float">
            <text:p>0.745</text:p>
          </table:table-cell>
          <table:table-cell table:style-name="ce2" table:formula="of:=(2*[.C17]*[.D17]*[.E17])/([.I17]/1000)/10^12" office:value-type="float" office:value="0.720632096644295" calcext:value-type="float">
            <text:p>0.72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749" calcext:value-type="float">
            <text:p>0.749</text:p>
          </table:table-cell>
          <table:table-cell table:style-name="ce2" table:formula="of:=(2*[.C18]*[.D18]*[.E18])/([.I18]/1000)/10^12" office:value-type="float" office:value="1.433567188251" calcext:value-type="float">
            <text:p>1.43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657" calcext:value-type="float">
            <text:p>0.657</text:p>
          </table:table-cell>
          <table:table-cell table:style-name="ce2" table:formula="of:=(2*[.C19]*[.D19]*[.E19])/([.I19]/1000)/10^12" office:value-type="float" office:value="3.26862046879756" calcext:value-type="float">
            <text:p>3.27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957" calcext:value-type="float">
            <text:p>0.957</text:p>
          </table:table-cell>
          <table:table-cell table:style-name="ce2" table:formula="of:=(2*[.C20]*[.D20]*[.E20])/([.I20]/1000)/10^12" office:value-type="float" office:value="4.487949107628" calcext:value-type="float">
            <text:p>4.49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50.339" calcext:value-type="float">
            <text:p>50.339</text:p>
          </table:table-cell>
          <table:table-cell table:style-name="ce2" table:formula="of:=(2*[.C21]*[.D21]*[.E21])/([.I21]/1000)/10^12" office:value-type="float" office:value="4.66598510101512" calcext:value-type="float">
            <text:p>4.67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176" calcext:value-type="float">
            <text:p>0.176</text:p>
          </table:table-cell>
          <table:table-cell table:style-name="ce2" table:formula="of:=(2*[.C22]*[.D22]*[.E22])/([.I22]/1000)/10^12" office:value-type="float" office:value="0.5632" calcext:value-type="float">
            <text:p>0.56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178" calcext:value-type="float">
            <text:p>0.178</text:p>
          </table:table-cell>
          <table:table-cell table:style-name="ce2" table:formula="of:=(2*[.C23]*[.D23]*[.E23])/([.I23]/1000)/10^12" office:value-type="float" office:value="1.11374382022472" calcext:value-type="float">
            <text:p>1.1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44" calcext:value-type="float">
            <text:p>0.344</text:p>
          </table:table-cell>
          <table:table-cell table:style-name="ce2" table:formula="of:=(2*[.C24]*[.D24]*[.E24])/([.I24]/1000)/10^12" office:value-type="float" office:value="1.15259534883721" calcext:value-type="float">
            <text:p>1.15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6" calcext:value-type="float">
            <text:p>0.36</text:p>
          </table:table-cell>
          <table:table-cell table:style-name="ce2" table:formula="of:=(2*[.C25]*[.D25]*[.E25])/([.I25]/1000)/10^12" office:value-type="float" office:value="2.20273777777778" calcext:value-type="float">
            <text:p>2.2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5.533" calcext:value-type="float">
            <text:p>15.533</text:p>
          </table:table-cell>
          <table:table-cell table:style-name="ce2" table:formula="of:=(2*[.C26]*[.D26]*[.E26])/([.I26]/1000)/10^12" office:value-type="float" office:value="2.79188823794502" calcext:value-type="float">
            <text:p>2.79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209" calcext:value-type="float">
            <text:p>0.209</text:p>
          </table:table-cell>
          <table:table-cell table:style-name="ce2" table:formula="of:=(2*[.C27]*[.D27]*[.E27])/([.I27]/1000)/10^12" office:value-type="float" office:value="0.642190086124402" calcext:value-type="float">
            <text:p>0.64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211" calcext:value-type="float">
            <text:p>0.211</text:p>
          </table:table-cell>
          <table:table-cell table:style-name="ce2" table:formula="of:=(2*[.C28]*[.D28]*[.E28])/([.I28]/1000)/10^12" office:value-type="float" office:value="1.27220595260663" calcext:value-type="float">
            <text:p>1.27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43" calcext:value-type="float">
            <text:p>0.343</text:p>
          </table:table-cell>
          <table:table-cell table:style-name="ce2" table:formula="of:=(2*[.C29]*[.D29]*[.E29])/([.I29]/1000)/10^12" office:value-type="float" office:value="1.56522131778426" calcext:value-type="float">
            <text:p>1.57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65" calcext:value-type="float">
            <text:p>0.365</text:p>
          </table:table-cell>
          <table:table-cell table:style-name="ce2" table:formula="of:=(2*[.C30]*[.D30]*[.E30])/([.I30]/1000)/10^12" office:value-type="float" office:value="2.94175842191781" calcext:value-type="float">
            <text:p>2.94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3.014" calcext:value-type="float">
            <text:p>13.014</text:p>
          </table:table-cell>
          <table:table-cell table:style-name="ce2" table:formula="of:=(2*[.C31]*[.D31]*[.E31])/([.I31]/1000)/10^12" office:value-type="float" office:value="4.51208360227447" calcext:value-type="float">
            <text:p>4.5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51" calcext:value-type="float">
            <text:p>0.351</text:p>
          </table:table-cell>
          <table:table-cell table:style-name="ce2" table:formula="of:=(2*[.C32]*[.D32]*[.E32])/([.I32]/1000)/10^12" office:value-type="float" office:value="0.597479202279202" calcext:value-type="float">
            <text:p>0.6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49" calcext:value-type="float">
            <text:p>0.349</text:p>
          </table:table-cell>
          <table:table-cell table:style-name="ce2" table:formula="of:=(2*[.C33]*[.D33]*[.E33])/([.I33]/1000)/10^12" office:value-type="float" office:value="1.20180630372493" calcext:value-type="float">
            <text:p>1.2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773" calcext:value-type="float">
            <text:p>0.773</text:p>
          </table:table-cell>
          <table:table-cell table:style-name="ce2" table:formula="of:=(2*[.C34]*[.D34]*[.E34])/([.I34]/1000)/10^12" office:value-type="float" office:value="1.08520155239327" calcext:value-type="float">
            <text:p>1.09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578" calcext:value-type="float">
            <text:p>0.578</text:p>
          </table:table-cell>
          <table:table-cell table:style-name="ce2" table:formula="of:=(2*[.C35]*[.D35]*[.E35])/([.I35]/1000)/10^12" office:value-type="float" office:value="2.90263252595156" calcext:value-type="float">
            <text:p>2.9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9.348" calcext:value-type="float">
            <text:p>29.348</text:p>
          </table:table-cell>
          <table:table-cell table:style-name="ce2" table:formula="of:=(2*[.C36]*[.D36]*[.E36])/([.I36]/1000)/10^12" office:value-type="float" office:value="3.12629139975467" calcext:value-type="float">
            <text:p>3.13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756" calcext:value-type="float">
            <text:p>0.756</text:p>
          </table:table-cell>
          <table:table-cell table:style-name="ce2" table:formula="of:=(2*[.C37]*[.D37]*[.E37])/([.I37]/1000)/10^12" office:value-type="float" office:value="0.710146708994709" calcext:value-type="float">
            <text:p>0.7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761" calcext:value-type="float">
            <text:p>0.761</text:p>
          </table:table-cell>
          <table:table-cell table:style-name="ce2" table:formula="of:=(2*[.C38]*[.D38]*[.E38])/([.I38]/1000)/10^12" office:value-type="float" office:value="1.4109616609724" calcext:value-type="float">
            <text:p>1.4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835" calcext:value-type="float">
            <text:p>0.835</text:p>
          </table:table-cell>
          <table:table-cell table:style-name="ce2" table:formula="of:=(2*[.C39]*[.D39]*[.E39])/([.I39]/1000)/10^12" office:value-type="float" office:value="2.57183670419162" calcext:value-type="float">
            <text:p>2.57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064" calcext:value-type="float">
            <text:p>1.064</text:p>
          </table:table-cell>
          <table:table-cell table:style-name="ce2" table:formula="of:=(2*[.C40]*[.D40]*[.E40])/([.I40]/1000)/10^12" office:value-type="float" office:value="4.03662339849624" calcext:value-type="float">
            <text:p>4.04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2.185" calcext:value-type="float">
            <text:p>52.185</text:p>
          </table:table-cell>
          <table:table-cell table:style-name="ce2" table:formula="of:=(2*[.C41]*[.D41]*[.E41])/([.I41]/1000)/10^12" office:value-type="float" office:value="4.50092984574111" calcext:value-type="float">
            <text:p>4.5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7133" calcext:value-type="float">
            <text:p>713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(both matrices are 2560x7133)</text:p>
          </table:table-cell>
          <table:table-cell office:value-type="float" office:value="12.905" calcext:value-type="float">
            <text:p>12.905</text:p>
          </table:table-cell>
          <table:table-cell table:style-name="ce2" table:formula="of:=(2*[.C42]*[.D42]*[.E42])/([.I42]/1000)/10^12" office:value-type="float" office:value="3.42428218519953" calcext:value-type="float">
            <text:p>3.42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574" calcext:value-type="float">
            <text:p>657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2.859" calcext:value-type="float">
            <text:p>12.859</text:p>
          </table:table-cell>
          <table:table-cell table:style-name="ce2" table:formula="of:=(2*[.C43]*[.D43]*[.E43])/([.I43]/1000)/10^12" office:value-type="float" office:value="4.28856901718641" calcext:value-type="float">
            <text:p>4.29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0376" calcext:value-type="float">
            <text:p>1037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9.968" calcext:value-type="float">
            <text:p>19.968</text:p>
          </table:table-cell>
          <table:table-cell table:style-name="ce2" table:formula="of:=(2*[.C44]*[.D44]*[.E44])/([.I44]/1000)/10^12" office:value-type="float" office:value="6.81091282051282" calcext:value-type="float">
            <text:p>6.8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8935" calcext:value-type="float">
            <text:p>8935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/>
          <table:table-cell office:value-type="float" office:value="50.601" calcext:value-type="float">
            <text:p>50.601</text:p>
          </table:table-cell>
          <table:table-cell table:style-name="ce2" table:formula="of:=(2*[.C45]*[.D45]*[.E45])/([.I45]/1000)/10^12" office:value-type="float" office:value="5.92495899132428" calcext:value-type="float">
            <text:p>5.92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2"/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34.237" calcext:value-type="float">
            <text:p>34.237</text:p>
          </table:table-cell>
          <table:table-cell table:style-name="ce2" table:formula="of:=(2*[.C48]*[.D48]*[.E48])/([.I48]/1000)/10^12" office:value-type="float" office:value="4.8066373665917" calcext:value-type="float">
            <text:p>4.8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1.189" calcext:value-type="float">
            <text:p>1.189</text:p>
          </table:table-cell>
          <table:table-cell table:style-name="ce2" table:formula="of:=(2*[.C49]*[.D49]*[.E49])/([.I49]/1000)/10^12" office:value-type="float" office:value="0.876284608915055" calcext:value-type="float">
            <text:p>0.88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39.805" calcext:value-type="float">
            <text:p>39.805</text:p>
          </table:table-cell>
          <table:table-cell table:style-name="ce2" table:formula="of:=(2*[.C50]*[.D50]*[.E50])/([.I50]/1000)/10^12" office:value-type="float" office:value="4.81079352081397" calcext:value-type="float">
            <text:p>4.8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713" calcext:value-type="float">
            <text:p>0.713</text:p>
          </table:table-cell>
          <table:table-cell table:style-name="ce2" table:formula="of:=(2*[.C51]*[.D51]*[.E51])/([.I51]/1000)/10^12" office:value-type="float" office:value="1.7004144740533" calcext:value-type="float">
            <text:p>1.7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49.896" calcext:value-type="float">
            <text:p>49.896</text:p>
          </table:table-cell>
          <table:table-cell table:style-name="ce2" table:formula="of:=(2*[.C52]*[.D52]*[.E52])/([.I52]/1000)/10^12" office:value-type="float" office:value="4.79731932659933" calcext:value-type="float">
            <text:p>4.8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1.651" calcext:value-type="float">
            <text:p>1.651</text:p>
          </table:table-cell>
          <table:table-cell table:style-name="ce2" table:formula="of:=(2*[.C53]*[.D53]*[.E53])/([.I53]/1000)/10^12" office:value-type="float" office:value="0.917925136281042" calcext:value-type="float">
            <text:p>0.92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79.492" calcext:value-type="float">
            <text:p>79.492</text:p>
          </table:table-cell>
          <table:table-cell table:style-name="ce2" table:formula="of:=(2*[.C54]*[.D54]*[.E54])/([.I54]/1000)/10^12" office:value-type="float" office:value="4.81793478830574" calcext:value-type="float">
            <text:p>4.82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1.403" calcext:value-type="float">
            <text:p>1.403</text:p>
          </table:table-cell>
          <table:table-cell table:style-name="ce2" table:formula="of:=(2*[.C55]*[.D55]*[.E55])/([.I55]/1000)/10^12" office:value-type="float" office:value="1.72829012116892" calcext:value-type="float">
            <text:p>1.73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4.676" calcext:value-type="float">
            <text:p>74.676</text:p>
          </table:table-cell>
          <table:table-cell table:style-name="ce2" table:formula="of:=(2*[.C56]*[.D56]*[.E56])/([.I56]/1000)/10^12" office:value-type="float" office:value="2.20371797525309" calcext:value-type="float">
            <text:p>2.2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2" table:formula="of:=(2*[.C57]*[.D57]*[.E57])/([.I57]/1000)/10^12" office:value-type="float" office:value="1.736504" calcext:value-type="float">
            <text:p>1.74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1.746" calcext:value-type="float">
            <text:p>71.746</text:p>
          </table:table-cell>
          <table:table-cell table:style-name="ce2" table:formula="of:=(2*[.C58]*[.D58]*[.E58])/([.I58]/1000)/10^12" office:value-type="float" office:value="2.66904964870515" calcext:value-type="float">
            <text:p>2.67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581" calcext:value-type="float">
            <text:p>0.581</text:p>
          </table:table-cell>
          <table:table-cell table:style-name="ce2" table:formula="of:=(2*[.C59]*[.D59]*[.E59])/([.I59]/1000)/10^12" office:value-type="float" office:value="2.08673927710843" calcext:value-type="float">
            <text:p>2.09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5.858" calcext:value-type="float">
            <text:p>95.858</text:p>
          </table:table-cell>
          <table:table-cell table:style-name="ce2" table:formula="of:=(2*[.C60]*[.D60]*[.E60])/([.I60]/1000)/10^12" office:value-type="float" office:value="2.49710034759749" calcext:value-type="float">
            <text:p>2.5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72" calcext:value-type="float">
            <text:p>0.72</text:p>
          </table:table-cell>
          <table:table-cell table:style-name="ce2" table:formula="of:=(2*[.C61]*[.D61]*[.E61])/([.I61]/1000)/10^12" office:value-type="float" office:value="2.10485333333333" calcext:value-type="float">
            <text:p>2.1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53" calcext:value-type="float">
            <text:p>153</text:p>
          </table:table-cell>
          <table:table-cell table:style-name="ce2" table:formula="of:=(2*[.C62]*[.D62]*[.E62])/([.I62]/1000)/10^12" office:value-type="float" office:value="2.50318478556863" calcext:value-type="float">
            <text:p>2.50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161" calcext:value-type="float">
            <text:p>1.161</text:p>
          </table:table-cell>
          <table:table-cell table:style-name="ce2" table:formula="of:=(2*[.C63]*[.D63]*[.E63])/([.I63]/1000)/10^12" office:value-type="float" office:value="2.08853664082687" calcext:value-type="float">
            <text:p>2.09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9"/>
          <table:table-cell table:style-name="ce2"/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832" calcext:value-type="float">
            <text:p>0.832</text:p>
          </table:table-cell>
          <table:table-cell table:style-name="ce2" table:formula="of:=(2*[.C65]*[.D65]*[.E65])/([.I65]/1000)/10^12" office:value-type="float" office:value="0.756184615384615" calcext:value-type="float">
            <text:p>0.76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833" calcext:value-type="float">
            <text:p>0.833</text:p>
          </table:table-cell>
          <table:table-cell table:style-name="ce2" table:formula="of:=(2*[.C66]*[.D66]*[.E66])/([.I66]/1000)/10^12" office:value-type="float" office:value="1.51055366146459" calcext:value-type="float">
            <text:p>1.5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607" calcext:value-type="float">
            <text:p>0.607</text:p>
          </table:table-cell>
          <table:table-cell table:style-name="ce2" table:formula="of:=(2*[.C67]*[.D67]*[.E67])/([.I67]/1000)/10^12" office:value-type="float" office:value="4.14593476112026" calcext:value-type="float">
            <text:p>4.15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1.163" calcext:value-type="float">
            <text:p>1.163</text:p>
          </table:table-cell>
          <table:table-cell table:style-name="ce2" table:formula="of:=(2*[.C68]*[.D68]*[.E68])/([.I68]/1000)/10^12" office:value-type="float" office:value="4.32774273430783" calcext:value-type="float">
            <text:p>4.33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841" calcext:value-type="float">
            <text:p>0.841</text:p>
          </table:table-cell>
          <table:table-cell table:style-name="ce2" table:formula="of:=(2*[.C69]*[.D69]*[.E69])/([.I69]/1000)/10^12" office:value-type="float" office:value="0.748092271105827" calcext:value-type="float">
            <text:p>0.75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846" calcext:value-type="float">
            <text:p>0.846</text:p>
          </table:table-cell>
          <table:table-cell table:style-name="ce2" table:formula="of:=(2*[.C70]*[.D70]*[.E70])/([.I70]/1000)/10^12" office:value-type="float" office:value="1.48734184397163" calcext:value-type="float">
            <text:p>1.49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754" calcext:value-type="float">
            <text:p>1.754</text:p>
          </table:table-cell>
          <table:table-cell table:style-name="ce2" table:formula="of:=(2*[.C71]*[.D71]*[.E71])/([.I71]/1000)/10^12" office:value-type="float" office:value="1.43476761687571" calcext:value-type="float">
            <text:p>1.43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.78" calcext:value-type="float">
            <text:p>1.78</text:p>
          </table:table-cell>
          <table:table-cell table:style-name="ce2" table:formula="of:=(2*[.C72]*[.D72]*[.E72])/([.I72]/1000)/10^12" office:value-type="float" office:value="2.8276206741573" calcext:value-type="float">
            <text:p>2.83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187" calcext:value-type="float">
            <text:p>0.187</text:p>
          </table:table-cell>
          <table:table-cell table:style-name="ce2" table:formula="of:=(2*[.C73]*[.D73]*[.E73])/([.I73]/1000)/10^12" office:value-type="float" office:value="0.538306395721925" calcext:value-type="float">
            <text:p>0.54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189" calcext:value-type="float">
            <text:p>0.189</text:p>
          </table:table-cell>
          <table:table-cell table:style-name="ce2" table:formula="of:=(2*[.C74]*[.D74]*[.E74])/([.I74]/1000)/10^12" office:value-type="float" office:value="1.06522006349206" calcext:value-type="float">
            <text:p>1.07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164" calcext:value-type="float">
            <text:p>0.164</text:p>
          </table:table-cell>
          <table:table-cell table:style-name="ce2" table:formula="of:=(2*[.C75]*[.D75]*[.E75])/([.I75]/1000)/10^12" office:value-type="float" office:value="2.45520234146341" calcext:value-type="float">
            <text:p>2.46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0.185" calcext:value-type="float">
            <text:p>0.185</text:p>
          </table:table-cell>
          <table:table-cell table:style-name="ce2" table:formula="of:=(2*[.C76]*[.D76]*[.E76])/([.I76]/1000)/10^12" office:value-type="float" office:value="4.3530073945946" calcext:value-type="float">
            <text:p>4.35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152" calcext:value-type="float">
            <text:p>0.152</text:p>
          </table:table-cell>
          <table:table-cell table:style-name="ce2" table:formula="of:=(2*[.C77]*[.D77]*[.E77])/([.I77]/1000)/10^12" office:value-type="float" office:value="0.662258526315789" calcext:value-type="float">
            <text:p>0.66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154" calcext:value-type="float">
            <text:p>0.154</text:p>
          </table:table-cell>
          <table:table-cell table:style-name="ce2" table:formula="of:=(2*[.C78]*[.D78]*[.E78])/([.I78]/1000)/10^12" office:value-type="float" office:value="1.30731553246753" calcext:value-type="float">
            <text:p>1.3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376" calcext:value-type="float">
            <text:p>0.376</text:p>
          </table:table-cell>
          <table:table-cell table:style-name="ce2" table:formula="of:=(2*[.C79]*[.D79]*[.E79])/([.I79]/1000)/10^12" office:value-type="float" office:value="1.07088612765957" calcext:value-type="float">
            <text:p>1.07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0.597" calcext:value-type="float">
            <text:p>0.597</text:p>
          </table:table-cell>
          <table:table-cell table:style-name="ce2" table:formula="of:=(2*[.C80]*[.D80]*[.E80])/([.I80]/1000)/10^12" office:value-type="float" office:value="1.34892188944724" calcext:value-type="float">
            <text:p>1.35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9"/>
          <table:table-cell table:style-name="ce2"/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072" calcext:value-type="float">
            <text:p>3072</text:p>
          </table:table-cell>
          <table:table-cell office:value-type="float" office:value="7435" calcext:value-type="float">
            <text:p>743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9.329" calcext:value-type="float">
            <text:p>9.329</text:p>
          </table:table-cell>
          <table:table-cell table:style-name="ce2" table:formula="of:=(2*[.C82]*[.D82]*[.E82])/([.I82]/1000)/10^12" office:value-type="float" office:value="5.01414678529317" calcext:value-type="float">
            <text:p>5.01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5481" calcext:value-type="float">
            <text:p>548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47.97" calcext:value-type="float">
            <text:p>47.97</text:p>
          </table:table-cell>
          <table:table-cell table:style-name="ce2" table:formula="of:=(2*[.C83]*[.D83]*[.E83])/([.I83]/1000)/10^12" office:value-type="float" office:value="4.49284322701689" calcext:value-type="float">
            <text:p>4.49</text:p>
          </table:table-cell>
          <table:table-cell table:style-name="ce4"/>
          <table:table-cell table:style-name="ce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d_h</text:p>
          </table:table-cell>
          <table:table-cell office:value-type="string" calcext:value-type="string">
            <text:p>pad_w</text:p>
          </table:table-cell>
          <table:table-cell office:value-type="string" calcext:value-type="string">
            <text:p>Vertical Stride</text:p>
          </table:table-cell>
          <table:table-cell office:value-type="string" calcext:value-type="string">
            <text:p>Horizontal Stride</text:p>
          </table:table-cell>
          <table:table-cell office:value-type="string" calcext:value-type="string">
            <text:p>Forward (msec)</text:p>
          </table:table-cell>
          <table:table-cell office:value-type="string" calcext:value-type="string">
            <text:p>wrt Inputs (msec)</text:p>
          </table:table-cell>
          <table:table-cell office:value-type="string" calcext:value-type="string">
            <text:p>wrt Parameters (msec)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tal Time <text:s/>(msec)</text:p>
          </table:table-cell>
          <table:table-cell office:value-type="string" calcext:value-type="string">
            <text:p>FWD TERAFLOPS</text:p>
          </table:table-cell>
          <table:table-cell office:value-type="string" calcext:value-type="string">
            <text:p>BWD INPUTS TERAFLOPS</text:p>
          </table:table-cell>
          <table:table-cell office:value-type="string" calcext:value-type="string">
            <text:p>BWD PARAMS TERAFLOPS</text:p>
          </table:table-cell>
          <table:table-cell office:value-type="string" calcext:value-type="string">
            <text:p>Forward Algorithm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211" calcext:value-type="float">
            <text:p>0.21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0.362" calcext:value-type="float">
            <text:p>0.36</text:p>
          </table:table-cell>
          <table:table-cell/>
          <table:table-cell table:style-name="ce5" table:formula="of:=([.D91]-[.H91]+1+2*[.J91])/[.L91]" office:value-type="float" office:value="78.5" calcext:value-type="float">
            <text:p>79</text:p>
          </table:table-cell>
          <table:table-cell table:style-name="ce5" table:formula="of:=([.C91]-[.I91]+1+2*[.K91])/[.M91]" office:value-type="float" office:value="340.5" calcext:value-type="float">
            <text:p>341</text:p>
          </table:table-cell>
          <table:table-cell table:style-name="ce4" table:formula="of:=[.N91]+[.P91]" office:value-type="float" office:value="0.573" calcext:value-type="float">
            <text:p>0.57</text:p>
          </table:table-cell>
          <table:table-cell table:style-name="ce2" table:formula="of:=(2*[.$R91]*[.$S91]*[.$F91]*[.$G91]*[.$E91]*[.$H91]*[.$I91])/([.N91]/1000)/10^12" office:value-type="float" office:value="3.24298009478673" calcext:value-type="float">
            <text:p>3.24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91]*[.$S91]*[.$F91]*[.$G91]*[.$E91]*[.$H91]*[.$I91])/([.P91]/1000)/10^12" office:value-type="float" office:value="1.8902453038674" calcext:value-type="float">
            <text:p>1.89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399" calcext:value-type="float">
            <text:p>0.40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0.673" calcext:value-type="float">
            <text:p>0.67</text:p>
          </table:table-cell>
          <table:table-cell/>
          <table:table-cell table:style-name="ce5" table:formula="of:=([.D92]-[.H92]+1+2*[.J92])/[.L92]" office:value-type="float" office:value="78.5" calcext:value-type="float">
            <text:p>79</text:p>
          </table:table-cell>
          <table:table-cell table:style-name="ce5" table:formula="of:=([.C92]-[.I92]+1+2*[.K92])/[.M92]" office:value-type="float" office:value="340.5" calcext:value-type="float">
            <text:p>341</text:p>
          </table:table-cell>
          <table:table-cell table:style-name="ce4" table:formula="of:=[.N92]+[.P92]" office:value-type="float" office:value="1.072" calcext:value-type="float">
            <text:p>1.07</text:p>
          </table:table-cell>
          <table:table-cell table:style-name="ce2" table:formula="of:=(2*[.$R92]*[.$S92]*[.$F92]*[.$G92]*[.$E92]*[.$H92]*[.$I92])/([.N92]/1000)/10^12" office:value-type="float" office:value="3.42991879699248" calcext:value-type="float">
            <text:p>3.43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92]*[.$S92]*[.$F92]*[.$G92]*[.$E92]*[.$H92]*[.$I92])/([.P92]/1000)/10^12" office:value-type="float" office:value="2.0334882615156" calcext:value-type="float">
            <text:p>2.03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768" calcext:value-type="float">
            <text:p>0.77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1.296" calcext:value-type="float">
            <text:p>1.30</text:p>
          </table:table-cell>
          <table:table-cell/>
          <table:table-cell table:style-name="ce5" table:formula="of:=([.D93]-[.H93]+1+2*[.J93])/[.L93]" office:value-type="float" office:value="78.5" calcext:value-type="float">
            <text:p>79</text:p>
          </table:table-cell>
          <table:table-cell table:style-name="ce5" table:formula="of:=([.C93]-[.I93]+1+2*[.K93])/[.M93]" office:value-type="float" office:value="340.5" calcext:value-type="float">
            <text:p>341</text:p>
          </table:table-cell>
          <table:table-cell table:style-name="ce4" table:formula="of:=[.N93]+[.P93]" office:value-type="float" office:value="2.064" calcext:value-type="float">
            <text:p>2.06</text:p>
          </table:table-cell>
          <table:table-cell table:style-name="ce2" table:formula="of:=(2*[.$R93]*[.$S93]*[.$F93]*[.$G93]*[.$E93]*[.$H93]*[.$I93])/([.N93]/1000)/10^12" office:value-type="float" office:value="3.5639" calcext:value-type="float">
            <text:p>3.56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93]*[.$S93]*[.$F93]*[.$G93]*[.$E93]*[.$H93]*[.$I93])/([.P93]/1000)/10^12" office:value-type="float" office:value="2.11194074074074" calcext:value-type="float">
            <text:p>2.11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.506" calcext:value-type="float">
            <text:p>1.51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2.785" calcext:value-type="float">
            <text:p>2.79</text:p>
          </table:table-cell>
          <table:table-cell/>
          <table:table-cell table:style-name="ce5" table:formula="of:=([.D94]-[.H94]+1+2*[.J94])/[.L94]" office:value-type="float" office:value="78.5" calcext:value-type="float">
            <text:p>79</text:p>
          </table:table-cell>
          <table:table-cell table:style-name="ce5" table:formula="of:=([.C94]-[.I94]+1+2*[.K94])/[.M94]" office:value-type="float" office:value="340.5" calcext:value-type="float">
            <text:p>341</text:p>
          </table:table-cell>
          <table:table-cell table:style-name="ce4" table:formula="of:=[.N94]+[.P94]" office:value-type="float" office:value="4.291" calcext:value-type="float">
            <text:p>4.29</text:p>
          </table:table-cell>
          <table:table-cell table:style-name="ce2" table:formula="of:=(2*[.$R94]*[.$S94]*[.$F94]*[.$G94]*[.$E94]*[.$H94]*[.$I94])/([.N94]/1000)/10^12" office:value-type="float" office:value="3.63489402390438" calcext:value-type="float">
            <text:p>3.63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94]*[.$S94]*[.$F94]*[.$G94]*[.$E94]*[.$H94]*[.$I94])/([.P94]/1000)/10^12" office:value-type="float" office:value="1.96558362657092" calcext:value-type="float">
            <text:p>1.97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735" calcext:value-type="float">
            <text:p>0.74</text:p>
          </table:table-cell>
          <table:table-cell table:style-name="ce2" office:value-type="float" office:value="3.092" calcext:value-type="float">
            <text:p>3.09</text:p>
          </table:table-cell>
          <table:table-cell table:style-name="ce2" office:value-type="float" office:value="0.759" calcext:value-type="float">
            <text:p>0.76</text:p>
          </table:table-cell>
          <table:table-cell/>
          <table:table-cell table:style-name="ce5" table:formula="of:=([.D95]-[.H95]+1+2*[.J95])/[.L95]" office:value-type="float" office:value="37.5" calcext:value-type="float">
            <text:p>38</text:p>
          </table:table-cell>
          <table:table-cell table:style-name="ce5" table:formula="of:=([.C95]-[.I95]+1+2*[.K95])/[.M95]" office:value-type="float" office:value="166" calcext:value-type="float">
            <text:p>166</text:p>
          </table:table-cell>
          <table:table-cell table:style-name="ce2" table:formula="of:=[.N95]+[.O95]+[.P95]" office:value-type="float" office:value="4.586" calcext:value-type="float">
            <text:p>4.59</text:p>
          </table:table-cell>
          <table:table-cell table:style-name="ce2" table:formula="of:=(2*[.$R95]*[.$S95]*[.$F95]*[.$G95]*[.$E95]*[.$H95]*[.$I95])/([.N95]/1000)/10^12" office:value-type="float" office:value="3.4690612244898" calcext:value-type="float">
            <text:p>3.47</text:p>
          </table:table-cell>
          <table:table-cell table:style-name="ce2" table:formula="of:=(2*[.$R95]*[.$S95]*[.$F95]*[.$G95]*[.$E95]*[.$H95]*[.$I95])/([.O95]/1000)/10^12" office:value-type="float" office:value="0.824631306597671" calcext:value-type="float">
            <text:p>0.82</text:p>
          </table:table-cell>
          <table:table-cell table:style-name="ce2" table:formula="of:=(2*[.$R95]*[.$S95]*[.$F95]*[.$G95]*[.$E95]*[.$H95]*[.$I95])/([.P95]/1000)/10^12" office:value-type="float" office:value="3.35936758893281" calcext:value-type="float">
            <text:p>3.36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.386" calcext:value-type="float">
            <text:p>1.39</text:p>
          </table:table-cell>
          <table:table-cell table:style-name="ce2" office:value-type="float" office:value="6.101" calcext:value-type="float">
            <text:p>6.10</text:p>
          </table:table-cell>
          <table:table-cell table:style-name="ce2" office:value-type="float" office:value="1.476" calcext:value-type="float">
            <text:p>1.48</text:p>
          </table:table-cell>
          <table:table-cell/>
          <table:table-cell table:style-name="ce5" table:formula="of:=([.D96]-[.H96]+1+2*[.J96])/[.L96]" office:value-type="float" office:value="37.5" calcext:value-type="float">
            <text:p>38</text:p>
          </table:table-cell>
          <table:table-cell table:style-name="ce5" table:formula="of:=([.C96]-[.I96]+1+2*[.K96])/[.M96]" office:value-type="float" office:value="166" calcext:value-type="float">
            <text:p>166</text:p>
          </table:table-cell>
          <table:table-cell table:style-name="ce2" table:formula="of:=[.N96]+[.O96]+[.P96]" office:value-type="float" office:value="8.963" calcext:value-type="float">
            <text:p>8.96</text:p>
          </table:table-cell>
          <table:table-cell table:style-name="ce2" table:formula="of:=(2*[.$R96]*[.$S96]*[.$F96]*[.$G96]*[.$E96]*[.$H96]*[.$I96])/([.N96]/1000)/10^12" office:value-type="float" office:value="3.67930735930736" calcext:value-type="float">
            <text:p>3.68</text:p>
          </table:table-cell>
          <table:table-cell table:style-name="ce2" table:formula="of:=(2*[.$R96]*[.$S96]*[.$F96]*[.$G96]*[.$E96]*[.$H96]*[.$I96])/([.O96]/1000)/10^12" office:value-type="float" office:value="0.835849860678577" calcext:value-type="float">
            <text:p>0.84</text:p>
          </table:table-cell>
          <table:table-cell table:style-name="ce2" table:formula="of:=(2*[.$R96]*[.$S96]*[.$F96]*[.$G96]*[.$E96]*[.$H96]*[.$I96])/([.P96]/1000)/10^12" office:value-type="float" office:value="3.4549593495935" calcext:value-type="float">
            <text:p>3.45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.518" calcext:value-type="float">
            <text:p>2.52</text:p>
          </table:table-cell>
          <table:table-cell table:style-name="ce2" office:value-type="float" office:value="12.09" calcext:value-type="float">
            <text:p>12.09</text:p>
          </table:table-cell>
          <table:table-cell table:style-name="ce2" office:value-type="float" office:value="2.856" calcext:value-type="float">
            <text:p>2.86</text:p>
          </table:table-cell>
          <table:table-cell/>
          <table:table-cell table:style-name="ce5" table:formula="of:=([.D97]-[.H97]+1+2*[.J97])/[.L97]" office:value-type="float" office:value="37.5" calcext:value-type="float">
            <text:p>38</text:p>
          </table:table-cell>
          <table:table-cell table:style-name="ce5" table:formula="of:=([.C97]-[.I97]+1+2*[.K97])/[.M97]" office:value-type="float" office:value="166" calcext:value-type="float">
            <text:p>166</text:p>
          </table:table-cell>
          <table:table-cell table:style-name="ce2" table:formula="of:=[.N97]+[.O97]+[.P97]" office:value-type="float" office:value="17.464" calcext:value-type="float">
            <text:p>17.46</text:p>
          </table:table-cell>
          <table:table-cell table:style-name="ce2" table:formula="of:=(2*[.$R97]*[.$S97]*[.$F97]*[.$G97]*[.$E97]*[.$H97]*[.$I97])/([.N97]/1000)/10^12" office:value-type="float" office:value="4.05045274027006" calcext:value-type="float">
            <text:p>4.05</text:p>
          </table:table-cell>
          <table:table-cell table:style-name="ce2" table:formula="of:=(2*[.$R97]*[.$S97]*[.$F97]*[.$G97]*[.$E97]*[.$H97]*[.$I97])/([.O97]/1000)/10^12" office:value-type="float" office:value="0.843593052109181" calcext:value-type="float">
            <text:p>0.84</text:p>
          </table:table-cell>
          <table:table-cell table:style-name="ce2" table:formula="of:=(2*[.$R97]*[.$S97]*[.$F97]*[.$G97]*[.$E97]*[.$H97]*[.$I97])/([.P97]/1000)/10^12" office:value-type="float" office:value="3.57109243697479" calcext:value-type="float">
            <text:p>3.57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.832" calcext:value-type="float">
            <text:p>4.83</text:p>
          </table:table-cell>
          <table:table-cell table:style-name="ce2" office:value-type="float" office:value="24.089" calcext:value-type="float">
            <text:p>24.09</text:p>
          </table:table-cell>
          <table:table-cell table:style-name="ce2" office:value-type="float" office:value="5.665" calcext:value-type="float">
            <text:p>5.67</text:p>
          </table:table-cell>
          <table:table-cell/>
          <table:table-cell table:style-name="ce5" table:formula="of:=([.D98]-[.H98]+1+2*[.J98])/[.L98]" office:value-type="float" office:value="37.5" calcext:value-type="float">
            <text:p>38</text:p>
          </table:table-cell>
          <table:table-cell table:style-name="ce5" table:formula="of:=([.C98]-[.I98]+1+2*[.K98])/[.M98]" office:value-type="float" office:value="166" calcext:value-type="float">
            <text:p>166</text:p>
          </table:table-cell>
          <table:table-cell table:style-name="ce2" table:formula="of:=[.N98]+[.O98]+[.P98]" office:value-type="float" office:value="34.586" calcext:value-type="float">
            <text:p>34.59</text:p>
          </table:table-cell>
          <table:table-cell table:style-name="ce2" table:formula="of:=(2*[.$R98]*[.$S98]*[.$F98]*[.$G98]*[.$E98]*[.$H98]*[.$I98])/([.N98]/1000)/10^12" office:value-type="float" office:value="4.22145695364238" calcext:value-type="float">
            <text:p>4.22</text:p>
          </table:table-cell>
          <table:table-cell table:style-name="ce2" table:formula="of:=(2*[.$R98]*[.$S98]*[.$F98]*[.$G98]*[.$E98]*[.$H98]*[.$I98])/([.O98]/1000)/10^12" office:value-type="float" office:value="0.846779858026485" calcext:value-type="float">
            <text:p>0.85</text:p>
          </table:table-cell>
          <table:table-cell table:style-name="ce2" table:formula="of:=(2*[.$R98]*[.$S98]*[.$F98]*[.$G98]*[.$E98]*[.$H98]*[.$I98])/([.P98]/1000)/10^12" office:value-type="float" office:value="3.60072021182701" calcext:value-type="float">
            <text:p>3.60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233" calcext:value-type="float">
            <text:p>0.23</text:p>
          </table:table-cell>
          <table:table-cell table:style-name="ce2" office:value-type="float" office:value="0.729" calcext:value-type="float">
            <text:p>0.73</text:p>
          </table:table-cell>
          <table:table-cell table:style-name="ce2" office:value-type="float" office:value="0.751" calcext:value-type="float">
            <text:p>0.75</text:p>
          </table:table-cell>
          <table:table-cell/>
          <table:table-cell table:style-name="ce5" table:formula="of:=([.D99]-[.H99]+1+2*[.J99])/[.L99]" office:value-type="float" office:value="48" calcext:value-type="float">
            <text:p>48</text:p>
          </table:table-cell>
          <table:table-cell table:style-name="ce5" table:formula="of:=([.C99]-[.I99]+1+2*[.K99])/[.M99]" office:value-type="float" office:value="480" calcext:value-type="float">
            <text:p>480</text:p>
          </table:table-cell>
          <table:table-cell table:style-name="ce2" table:formula="of:=[.N99]+[.P99]" office:value-type="float" office:value="0.984" calcext:value-type="float">
            <text:p>0.98</text:p>
          </table:table-cell>
          <table:table-cell table:style-name="ce2" table:formula="of:=(2*[.$R99]*[.$S99]*[.$F99]*[.$G99]*[.$E99]*[.$H99]*[.$I99])/([.N99]/1000)/10^12" office:value-type="float" office:value="0.455658025751073" calcext:value-type="float">
            <text:p>0.46</text:p>
          </table:table-cell>
          <table:table-cell table:style-name="ce2" table:formula="of:=(2*[.$R99]*[.$S99]*[.$F99]*[.$G99]*[.$E99]*[.$H99]*[.$I99])/([.O99]/1000)/10^12" office:value-type="float" office:value="0.145635555555556" calcext:value-type="float">
            <text:p>0.15</text:p>
          </table:table-cell>
          <table:table-cell table:style-name="ce2" table:formula="of:=(2*[.$R99]*[.$S99]*[.$F99]*[.$G99]*[.$E99]*[.$H99]*[.$I99])/([.P99]/1000)/10^12" office:value-type="float" office:value="0.141369267643142" calcext:value-type="float">
            <text:p>0.14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278" calcext:value-type="float">
            <text:p>0.28</text:p>
          </table:table-cell>
          <table:table-cell table:style-name="ce2" office:value-type="float" office:value="0.302" calcext:value-type="float">
            <text:p>0.30</text:p>
          </table:table-cell>
          <table:table-cell table:style-name="ce2" office:value-type="float" office:value="0.898" calcext:value-type="float">
            <text:p>0.90</text:p>
          </table:table-cell>
          <table:table-cell/>
          <table:table-cell table:style-name="ce5" table:formula="of:=([.D100]-[.H100]+1+2*[.J100])/[.L100]" office:value-type="float" office:value="24" calcext:value-type="float">
            <text:p>24</text:p>
          </table:table-cell>
          <table:table-cell table:style-name="ce5" table:formula="of:=([.C100]-[.I100]+1+2*[.K100])/[.M100]" office:value-type="float" office:value="240" calcext:value-type="float">
            <text:p>240</text:p>
          </table:table-cell>
          <table:table-cell table:style-name="ce2" table:formula="of:=[.N100]+[.O100]+[.P100]" office:value-type="float" office:value="1.478" calcext:value-type="float">
            <text:p>1.48</text:p>
          </table:table-cell>
          <table:table-cell table:style-name="ce2" table:formula="of:=(2*[.$R100]*[.$S100]*[.$F100]*[.$G100]*[.$E100]*[.$H100]*[.$I100])/([.N100]/1000)/10^12" office:value-type="float" office:value="3.05520345323741" calcext:value-type="float">
            <text:p>3.06</text:p>
          </table:table-cell>
          <table:table-cell table:style-name="ce2" table:formula="of:=(2*[.$R100]*[.$S100]*[.$F100]*[.$G100]*[.$E100]*[.$H100]*[.$I100])/([.O100]/1000)/10^12" office:value-type="float" office:value="2.81240582781457" calcext:value-type="float">
            <text:p>2.81</text:p>
          </table:table-cell>
          <table:table-cell table:style-name="ce2" table:formula="of:=(2*[.$R100]*[.$S100]*[.$F100]*[.$G100]*[.$E100]*[.$H100]*[.$I100])/([.P100]/1000)/10^12" office:value-type="float" office:value="0.945820222717149" calcext:value-type="float">
            <text:p>0.95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148" calcext:value-type="float">
            <text:p>0.15</text:p>
          </table:table-cell>
          <table:table-cell table:style-name="ce2" office:value-type="float" office:value="0.542" calcext:value-type="float">
            <text:p>0.54</text:p>
          </table:table-cell>
          <table:table-cell/>
          <table:table-cell table:style-name="ce5" table:formula="of:=([.D101]-[.H101]+1+2*[.J101])/[.L101]" office:value-type="float" office:value="12" calcext:value-type="float">
            <text:p>12</text:p>
          </table:table-cell>
          <table:table-cell table:style-name="ce5" table:formula="of:=([.C101]-[.I101]+1+2*[.K101])/[.M101]" office:value-type="float" office:value="120" calcext:value-type="float">
            <text:p>120</text:p>
          </table:table-cell>
          <table:table-cell table:style-name="ce2" table:formula="of:=[.N101]+[.O101]+[.P101]" office:value-type="float" office:value="0.93" calcext:value-type="float">
            <text:p>0.93</text:p>
          </table:table-cell>
          <table:table-cell table:style-name="ce2" table:formula="of:=(2*[.$R101]*[.$S101]*[.$F101]*[.$G101]*[.$E101]*[.$H101]*[.$I101])/([.N101]/1000)/10^12" office:value-type="float" office:value="3.538944" calcext:value-type="float">
            <text:p>3.54</text:p>
          </table:table-cell>
          <table:table-cell table:style-name="ce2" table:formula="of:=(2*[.$R101]*[.$S101]*[.$F101]*[.$G101]*[.$E101]*[.$H101]*[.$I101])/([.O101]/1000)/10^12" office:value-type="float" office:value="5.73882810810811" calcext:value-type="float">
            <text:p>5.74</text:p>
          </table:table-cell>
          <table:table-cell table:style-name="ce2" table:formula="of:=(2*[.$R101]*[.$S101]*[.$F101]*[.$G101]*[.$E101]*[.$H101]*[.$I101])/([.P101]/1000)/10^12" office:value-type="float" office:value="1.56706007380074" calcext:value-type="float">
            <text:p>1.57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149" calcext:value-type="float">
            <text:p>0.15</text:p>
          </table:table-cell>
          <table:table-cell table:style-name="ce2" office:value-type="float" office:value="0.136" calcext:value-type="float">
            <text:p>0.14</text:p>
          </table:table-cell>
          <table:table-cell table:style-name="ce2" office:value-type="float" office:value="0.354" calcext:value-type="float">
            <text:p>0.35</text:p>
          </table:table-cell>
          <table:table-cell/>
          <table:table-cell table:style-name="ce5" table:formula="of:=([.D102]-[.H102]+1+2*[.J102])/[.L102]" office:value-type="float" office:value="6" calcext:value-type="float">
            <text:p>6</text:p>
          </table:table-cell>
          <table:table-cell table:style-name="ce5" table:formula="of:=([.C102]-[.I102]+1+2*[.K102])/[.M102]" office:value-type="float" office:value="60" calcext:value-type="float">
            <text:p>60</text:p>
          </table:table-cell>
          <table:table-cell table:style-name="ce2" table:formula="of:=[.N102]+[.O102]+[.P102]" office:value-type="float" office:value="0.639" calcext:value-type="float">
            <text:p>0.64</text:p>
          </table:table-cell>
          <table:table-cell table:style-name="ce2" table:formula="of:=(2*[.$R102]*[.$S102]*[.$F102]*[.$G102]*[.$E102]*[.$H102]*[.$I102])/([.N102]/1000)/10^12" office:value-type="float" office:value="5.70031248322148" calcext:value-type="float">
            <text:p>5.70</text:p>
          </table:table-cell>
          <table:table-cell table:style-name="ce2" table:formula="of:=(2*[.$R102]*[.$S102]*[.$F102]*[.$G102]*[.$E102]*[.$H102]*[.$I102])/([.O102]/1000)/10^12" office:value-type="float" office:value="6.24519529411765" calcext:value-type="float">
            <text:p>6.25</text:p>
          </table:table-cell>
          <table:table-cell table:style-name="ce2" table:formula="of:=(2*[.$R102]*[.$S102]*[.$F102]*[.$G102]*[.$E102]*[.$H102]*[.$I102])/([.P102]/1000)/10^12" office:value-type="float" office:value="2.39928406779661" calcext:value-type="float">
            <text:p>2.40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061" calcext:value-type="float">
            <text:p>0.06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0.175" calcext:value-type="float">
            <text:p>0.18</text:p>
          </table:table-cell>
          <table:table-cell/>
          <table:table-cell table:style-name="ce5" table:formula="of:=([.D103]-[.H103]+1+2*[.J103])/[.L103]" office:value-type="float" office:value="54" calcext:value-type="float">
            <text:p>54</text:p>
          </table:table-cell>
          <table:table-cell table:style-name="ce5" table:formula="of:=([.C103]-[.I103]+1+2*[.K103])/[.M103]" office:value-type="float" office:value="54" calcext:value-type="float">
            <text:p>54</text:p>
          </table:table-cell>
          <table:table-cell table:style-name="ce2" table:formula="of:=[.N103]+[.P103]" office:value-type="float" office:value="0.236" calcext:value-type="float">
            <text:p>0.24</text:p>
          </table:table-cell>
          <table:table-cell table:style-name="ce2" table:formula="of:=(2*[.$R103]*[.$S103]*[.$F103]*[.$G103]*[.$E103]*[.$H103]*[.$I103])/([.N103]/1000)/10^12" office:value-type="float" office:value="1.32166504918033" calcext:value-type="float">
            <text:p>1.32</text:p>
          </table:table-cell>
          <table:table-cell table:style-name="ce2" table:formula="of:=(2*[.$R103]*[.$S103]*[.$F103]*[.$G103]*[.$E103]*[.$H103]*[.$I103])/([.O103]/1000)/10^12" office:value-type="float" office:value="0.644972544" calcext:value-type="float">
            <text:p>0.64</text:p>
          </table:table-cell>
          <table:table-cell table:style-name="ce2" table:formula="of:=(2*[.$R103]*[.$S103]*[.$F103]*[.$G103]*[.$E103]*[.$H103]*[.$I103])/([.P103]/1000)/10^12" office:value-type="float" office:value="0.460694674285714" calcext:value-type="float">
            <text:p>0.46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297" calcext:value-type="float">
            <text:p>0.30</text:p>
          </table:table-cell>
          <table:table-cell table:style-name="ce2" office:value-type="float" office:value="0.298" calcext:value-type="float">
            <text:p>0.30</text:p>
          </table:table-cell>
          <table:table-cell table:style-name="ce2" office:value-type="float" office:value="0.559" calcext:value-type="float">
            <text:p>0.56</text:p>
          </table:table-cell>
          <table:table-cell/>
          <table:table-cell table:style-name="ce5" table:formula="of:=([.D104]-[.H104]+1+2*[.J104])/[.L104]" office:value-type="float" office:value="54" calcext:value-type="float">
            <text:p>54</text:p>
          </table:table-cell>
          <table:table-cell table:style-name="ce5" table:formula="of:=([.C104]-[.I104]+1+2*[.K104])/[.M104]" office:value-type="float" office:value="54" calcext:value-type="float">
            <text:p>54</text:p>
          </table:table-cell>
          <table:table-cell table:style-name="ce2" table:formula="of:=[.N104]+[.O104]+[.P104]" office:value-type="float" office:value="1.154" calcext:value-type="float">
            <text:p>1.15</text:p>
          </table:table-cell>
          <table:table-cell table:style-name="ce2" table:formula="of:=(2*[.$R104]*[.$S104]*[.$F104]*[.$G104]*[.$E104]*[.$H104]*[.$I104])/([.N104]/1000)/10^12" office:value-type="float" office:value="5.79099927272727" calcext:value-type="float">
            <text:p>5.79</text:p>
          </table:table-cell>
          <table:table-cell table:style-name="ce2" table:formula="of:=(2*[.$R104]*[.$S104]*[.$F104]*[.$G104]*[.$E104]*[.$H104]*[.$I104])/([.O104]/1000)/10^12" office:value-type="float" office:value="5.77156638926174" calcext:value-type="float">
            <text:p>5.77</text:p>
          </table:table-cell>
          <table:table-cell table:style-name="ce2" table:formula="of:=(2*[.$R104]*[.$S104]*[.$F104]*[.$G104]*[.$E104]*[.$H104]*[.$I104])/([.P104]/1000)/10^12" office:value-type="float" office:value="3.07679210017889" calcext:value-type="float">
            <text:p>3.08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0.29" calcext:value-type="float">
            <text:p>0.29</text:p>
          </table:table-cell>
          <table:table-cell table:style-name="ce2" office:value-type="float" office:value="0.497" calcext:value-type="float">
            <text:p>0.50</text:p>
          </table:table-cell>
          <table:table-cell/>
          <table:table-cell table:style-name="ce5" table:formula="of:=([.D105]-[.H105]+1+2*[.J105])/[.L105]" office:value-type="float" office:value="27" calcext:value-type="float">
            <text:p>27</text:p>
          </table:table-cell>
          <table:table-cell table:style-name="ce5" table:formula="of:=([.C105]-[.I105]+1+2*[.K105])/[.M105]" office:value-type="float" office:value="27" calcext:value-type="float">
            <text:p>27</text:p>
          </table:table-cell>
          <table:table-cell table:style-name="ce2" table:formula="of:=[.N105]+[.O105]+[.P105]" office:value-type="float" office:value="1.077" calcext:value-type="float">
            <text:p>1.08</text:p>
          </table:table-cell>
          <table:table-cell table:style-name="ce2" table:formula="of:=(2*[.$R105]*[.$S105]*[.$F105]*[.$G105]*[.$E105]*[.$H105]*[.$I105])/([.N105]/1000)/10^12" office:value-type="float" office:value="5.9307820137931" calcext:value-type="float">
            <text:p>5.93</text:p>
          </table:table-cell>
          <table:table-cell table:style-name="ce2" table:formula="of:=(2*[.$R105]*[.$S105]*[.$F105]*[.$G105]*[.$E105]*[.$H105]*[.$I105])/([.O105]/1000)/10^12" office:value-type="float" office:value="5.9307820137931" calcext:value-type="float">
            <text:p>5.93</text:p>
          </table:table-cell>
          <table:table-cell table:style-name="ce2" table:formula="of:=(2*[.$R105]*[.$S105]*[.$F105]*[.$G105]*[.$E105]*[.$H105]*[.$I105])/([.P105]/1000)/10^12" office:value-type="float" office:value="3.46061727162978" calcext:value-type="float">
            <text:p>3.46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165" calcext:value-type="float">
            <text:p>0.17</text:p>
          </table:table-cell>
          <table:table-cell table:style-name="ce2" office:value-type="float" office:value="0.184" calcext:value-type="float">
            <text:p>0.18</text:p>
          </table:table-cell>
          <table:table-cell table:style-name="ce2" office:value-type="float" office:value="0.314" calcext:value-type="float">
            <text:p>0.31</text:p>
          </table:table-cell>
          <table:table-cell/>
          <table:table-cell table:style-name="ce5" table:formula="of:=([.D106]-[.H106]+1+2*[.J106])/[.L106]" office:value-type="float" office:value="14" calcext:value-type="float">
            <text:p>14</text:p>
          </table:table-cell>
          <table:table-cell table:style-name="ce5" table:formula="of:=([.C106]-[.I106]+1+2*[.K106])/[.M106]" office:value-type="float" office:value="14" calcext:value-type="float">
            <text:p>14</text:p>
          </table:table-cell>
          <table:table-cell table:style-name="ce2" table:formula="of:=[.N106]+[.O106]+[.P106]" office:value-type="float" office:value="0.663" calcext:value-type="float">
            <text:p>0.66</text:p>
          </table:table-cell>
          <table:table-cell table:style-name="ce2" table:formula="of:=(2*[.$R106]*[.$S106]*[.$F106]*[.$G106]*[.$E106]*[.$H106]*[.$I106])/([.N106]/1000)/10^12" office:value-type="float" office:value="5.60511534545455" calcext:value-type="float">
            <text:p>5.61</text:p>
          </table:table-cell>
          <table:table-cell table:style-name="ce2" table:formula="of:=(2*[.$R106]*[.$S106]*[.$F106]*[.$G106]*[.$E106]*[.$H106]*[.$I106])/([.O106]/1000)/10^12" office:value-type="float" office:value="5.02632626086957" calcext:value-type="float">
            <text:p>5.03</text:p>
          </table:table-cell>
          <table:table-cell table:style-name="ce2" table:formula="of:=(2*[.$R106]*[.$S106]*[.$F106]*[.$G106]*[.$E106]*[.$H106]*[.$I106])/([.P106]/1000)/10^12" office:value-type="float" office:value="2.94536315923567" calcext:value-type="float">
            <text:p>2.95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374" calcext:value-type="float">
            <text:p>0.37</text:p>
          </table:table-cell>
          <table:table-cell table:style-name="ce2" office:value-type="float" office:value="0.358" calcext:value-type="float">
            <text:p>0.36</text:p>
          </table:table-cell>
          <table:table-cell table:style-name="ce2" office:value-type="float" office:value="0.432" calcext:value-type="float">
            <text:p>0.43</text:p>
          </table:table-cell>
          <table:table-cell/>
          <table:table-cell table:style-name="ce5" table:formula="of:=([.D107]-[.H107]+1+2*[.J107])/[.L107]" office:value-type="float" office:value="7" calcext:value-type="float">
            <text:p>7</text:p>
          </table:table-cell>
          <table:table-cell table:style-name="ce5" table:formula="of:=([.C107]-[.I107]+1+2*[.K107])/[.M107]" office:value-type="float" office:value="7" calcext:value-type="float">
            <text:p>7</text:p>
          </table:table-cell>
          <table:table-cell table:style-name="ce2" table:formula="of:=[.N107]+[.O107]+[.P107]" office:value-type="float" office:value="1.164" calcext:value-type="float">
            <text:p>1.16</text:p>
          </table:table-cell>
          <table:table-cell table:style-name="ce2" table:formula="of:=(2*[.$R107]*[.$S107]*[.$F107]*[.$G107]*[.$E107]*[.$H107]*[.$I107])/([.N107]/1000)/10^12" office:value-type="float" office:value="2.47284500534759" calcext:value-type="float">
            <text:p>2.47</text:p>
          </table:table-cell>
          <table:table-cell table:style-name="ce2" table:formula="of:=(2*[.$R107]*[.$S107]*[.$F107]*[.$G107]*[.$E107]*[.$H107]*[.$I107])/([.O107]/1000)/10^12" office:value-type="float" office:value="2.58336321787709" calcext:value-type="float">
            <text:p>2.58</text:p>
          </table:table-cell>
          <table:table-cell table:style-name="ce2" table:formula="of:=(2*[.$R107]*[.$S107]*[.$F107]*[.$G107]*[.$E107]*[.$H107]*[.$I107])/([.P107]/1000)/10^12" office:value-type="float" office:value="2.14084266666667" calcext:value-type="float">
            <text:p>2.14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673" calcext:value-type="float">
            <text:p>0.67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1.899" calcext:value-type="float">
            <text:p>1.90</text:p>
          </table:table-cell>
          <table:table-cell/>
          <table:table-cell table:style-name="ce5" table:formula="of:=([.D108]-[.H108]+1+2*[.J108])/[.L108]" office:value-type="float" office:value="224" calcext:value-type="float">
            <text:p>224</text:p>
          </table:table-cell>
          <table:table-cell table:style-name="ce5" table:formula="of:=([.C108]-[.I108]+1+2*[.K108])/[.M108]" office:value-type="float" office:value="224" calcext:value-type="float">
            <text:p>224</text:p>
          </table:table-cell>
          <table:table-cell table:style-name="ce2" table:formula="of:=[.N108]+[.P108]" office:value-type="float" office:value="2.572" calcext:value-type="float">
            <text:p>2.57</text:p>
          </table:table-cell>
          <table:table-cell table:style-name="ce2" table:formula="of:=(2*[.$R108]*[.$S108]*[.$F108]*[.$G108]*[.$E108]*[.$H108]*[.$I108])/([.N108]/1000)/10^12" office:value-type="float" office:value="2.06131656463596" calcext:value-type="float">
            <text:p>2.06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108]*[.$S108]*[.$F108]*[.$G108]*[.$E108]*[.$H108]*[.$I108])/([.P108]/1000)/10^12" office:value-type="float" office:value="0.730524511848341" calcext:value-type="float">
            <text:p>0.73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.894" calcext:value-type="float">
            <text:p>1.89</text:p>
          </table:table-cell>
          <table:table-cell table:style-name="ce2" office:value-type="float" office:value="1.725" calcext:value-type="float">
            <text:p>1.73</text:p>
          </table:table-cell>
          <table:table-cell table:style-name="ce2" office:value-type="float" office:value="3.667" calcext:value-type="float">
            <text:p>3.67</text:p>
          </table:table-cell>
          <table:table-cell/>
          <table:table-cell table:style-name="ce5" table:formula="of:=([.D109]-[.H109]+1+2*[.J109])/[.L109]" office:value-type="float" office:value="112" calcext:value-type="float">
            <text:p>112</text:p>
          </table:table-cell>
          <table:table-cell table:style-name="ce5" table:formula="of:=([.C109]-[.I109]+1+2*[.K109])/[.M109]" office:value-type="float" office:value="112" calcext:value-type="float">
            <text:p>112</text:p>
          </table:table-cell>
          <table:table-cell table:style-name="ce2" table:formula="of:=[.N109]+[.O109]+[.P109]" office:value-type="float" office:value="7.286" calcext:value-type="float">
            <text:p>7.29</text:p>
          </table:table-cell>
          <table:table-cell table:style-name="ce2" table:formula="of:=(2*[.$R109]*[.$S109]*[.$F109]*[.$G109]*[.$E109]*[.$H109]*[.$I109])/([.N109]/1000)/10^12" office:value-type="float" office:value="7.81283237170011" calcext:value-type="float">
            <text:p>7.81</text:p>
          </table:table-cell>
          <table:table-cell table:style-name="ce2" table:formula="of:=(2*[.$R109]*[.$S109]*[.$F109]*[.$G109]*[.$E109]*[.$H109]*[.$I109])/([.O109]/1000)/10^12" office:value-type="float" office:value="8.57826348521739" calcext:value-type="float">
            <text:p>8.58</text:p>
          </table:table-cell>
          <table:table-cell table:style-name="ce2" table:formula="of:=(2*[.$R109]*[.$S109]*[.$F109]*[.$G109]*[.$E109]*[.$H109]*[.$I109])/([.P109]/1000)/10^12" office:value-type="float" office:value="4.03531620179984" calcext:value-type="float">
            <text:p>4.04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formula="of:=112/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1.849" calcext:value-type="float">
            <text:p>1.85</text:p>
          </table:table-cell>
          <table:table-cell table:style-name="ce2" office:value-type="float" office:value="3.376" calcext:value-type="float">
            <text:p>3.38</text:p>
          </table:table-cell>
          <table:table-cell/>
          <table:table-cell table:style-name="ce5" table:formula="of:=([.D110]-[.H110]+1+2*[.J110])/[.L110]" office:value-type="float" office:value="56" calcext:value-type="float">
            <text:p>56</text:p>
          </table:table-cell>
          <table:table-cell table:style-name="ce5" table:formula="of:=([.C110]-[.I110]+1+2*[.K110])/[.M110]" office:value-type="float" office:value="56" calcext:value-type="float">
            <text:p>56</text:p>
          </table:table-cell>
          <table:table-cell table:style-name="ce2" table:formula="of:=[.N110]+[.O110]+[.P110]" office:value-type="float" office:value="12.075" calcext:value-type="float">
            <text:p>12.08</text:p>
          </table:table-cell>
          <table:table-cell table:style-name="ce2" table:formula="of:=(2*[.$R110]*[.$S110]*[.$F110]*[.$G110]*[.$E110]*[.$H110]*[.$I110])/([.N110]/1000)/10^12" office:value-type="float" office:value="2.16021963678832" calcext:value-type="float">
            <text:p>2.16</text:p>
          </table:table-cell>
          <table:table-cell table:style-name="ce2" table:formula="of:=(2*[.$R110]*[.$S110]*[.$F110]*[.$G110]*[.$E110]*[.$H110]*[.$I110])/([.O110]/1000)/10^12" office:value-type="float" office:value="8.00297702109248" calcext:value-type="float">
            <text:p>8.00</text:p>
          </table:table-cell>
          <table:table-cell table:style-name="ce2" table:formula="of:=(2*[.$R110]*[.$S110]*[.$F110]*[.$G110]*[.$E110]*[.$H110]*[.$I110])/([.P110]/1000)/10^12" office:value-type="float" office:value="4.38314707109005" calcext:value-type="float">
            <text:p>4.38</text:p>
          </table:table-cell>
          <table:table-cell office:value-type="string" calcext:value-type="string">
            <text:p>FFT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formula="of:=56/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.968" calcext:value-type="float">
            <text:p>1.97</text:p>
          </table:table-cell>
          <table:table-cell table:style-name="ce2" office:value-type="float" office:value="1.862" calcext:value-type="float">
            <text:p>1.86</text:p>
          </table:table-cell>
          <table:table-cell table:style-name="ce2" office:value-type="float" office:value="3.574" calcext:value-type="float">
            <text:p>3.57</text:p>
          </table:table-cell>
          <table:table-cell/>
          <table:table-cell table:style-name="ce5" table:formula="of:=([.D111]-[.H111]+1+2*[.J111])/[.L111]" office:value-type="float" office:value="28" calcext:value-type="float">
            <text:p>28</text:p>
          </table:table-cell>
          <table:table-cell table:style-name="ce5" table:formula="of:=([.C111]-[.I111]+1+2*[.K111])/[.M111]" office:value-type="float" office:value="28" calcext:value-type="float">
            <text:p>28</text:p>
          </table:table-cell>
          <table:table-cell table:style-name="ce2" table:formula="of:=[.N111]+[.O111]+[.P111]" office:value-type="float" office:value="7.404" calcext:value-type="float">
            <text:p>7.40</text:p>
          </table:table-cell>
          <table:table-cell table:style-name="ce2" table:formula="of:=(2*[.$R111]*[.$S111]*[.$F111]*[.$G111]*[.$E111]*[.$H111]*[.$I111])/([.N111]/1000)/10^12" office:value-type="float" office:value="7.51905717073171" calcext:value-type="float">
            <text:p>7.52</text:p>
          </table:table-cell>
          <table:table-cell table:style-name="ce2" table:formula="of:=(2*[.$R111]*[.$S111]*[.$F111]*[.$G111]*[.$E111]*[.$H111]*[.$I111])/([.O111]/1000)/10^12" office:value-type="float" office:value="7.94710231578947" calcext:value-type="float">
            <text:p>7.95</text:p>
          </table:table-cell>
          <table:table-cell table:style-name="ce2" table:formula="of:=(2*[.$R111]*[.$S111]*[.$F111]*[.$G111]*[.$E111]*[.$H111]*[.$I111])/([.P111]/1000)/10^12" office:value-type="float" office:value="4.14032023279239" calcext:value-type="float">
            <text:p>4.14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.094" calcext:value-type="float">
            <text:p>1.09</text:p>
          </table:table-cell>
          <table:table-cell table:style-name="ce2" office:value-type="float" office:value="1.047" calcext:value-type="float">
            <text:p>1.05</text:p>
          </table:table-cell>
          <table:table-cell table:style-name="ce2" office:value-type="float" office:value="2.124" calcext:value-type="float">
            <text:p>2.12</text:p>
          </table:table-cell>
          <table:table-cell/>
          <table:table-cell table:style-name="ce5" table:formula="of:=([.D112]-[.H112]+1+2*[.J112])/[.L112]" office:value-type="float" office:value="14" calcext:value-type="float">
            <text:p>14</text:p>
          </table:table-cell>
          <table:table-cell table:style-name="ce5" table:formula="of:=([.C112]-[.I112]+1+2*[.K112])/[.M112]" office:value-type="float" office:value="14" calcext:value-type="float">
            <text:p>14</text:p>
          </table:table-cell>
          <table:table-cell table:style-name="ce2" table:formula="of:=[.N112]+[.O112]+[.P112]" office:value-type="float" office:value="4.265" calcext:value-type="float">
            <text:p>4.27</text:p>
          </table:table-cell>
          <table:table-cell table:style-name="ce2" table:formula="of:=(2*[.$R112]*[.$S112]*[.$F112]*[.$G112]*[.$E112]*[.$H112]*[.$I112])/([.N112]/1000)/10^12" office:value-type="float" office:value="6.76302765630713" calcext:value-type="float">
            <text:p>6.76</text:p>
          </table:table-cell>
          <table:table-cell table:style-name="ce2" table:formula="of:=(2*[.$R112]*[.$S112]*[.$F112]*[.$G112]*[.$E112]*[.$H112]*[.$I112])/([.O112]/1000)/10^12" office:value-type="float" office:value="7.06662106590258" calcext:value-type="float">
            <text:p>7.07</text:p>
          </table:table-cell>
          <table:table-cell table:style-name="ce2" table:formula="of:=(2*[.$R112]*[.$S112]*[.$F112]*[.$G112]*[.$E112]*[.$H112]*[.$I112])/([.P112]/1000)/10^12" office:value-type="float" office:value="3.48340501694915" calcext:value-type="float">
            <text:p>3.48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.706" calcext:value-type="float">
            <text:p>0.71</text:p>
          </table:table-cell>
          <table:table-cell table:style-name="ce2" office:value-type="float" office:value="0.661" calcext:value-type="float">
            <text:p>0.66</text:p>
          </table:table-cell>
          <table:table-cell table:style-name="ce2" office:value-type="float" office:value="0.812" calcext:value-type="float">
            <text:p>0.81</text:p>
          </table:table-cell>
          <table:table-cell/>
          <table:table-cell table:style-name="ce5" table:formula="of:=([.D113]-[.H113]+1+2*[.J113])/[.L113]" office:value-type="float" office:value="7" calcext:value-type="float">
            <text:p>7</text:p>
          </table:table-cell>
          <table:table-cell table:style-name="ce5" table:formula="of:=([.C113]-[.I113]+1+2*[.K113])/[.M113]" office:value-type="float" office:value="7" calcext:value-type="float">
            <text:p>7</text:p>
          </table:table-cell>
          <table:table-cell table:style-name="ce2" table:formula="of:=[.N113]+[.O113]+[.P113]" office:value-type="float" office:value="2.179" calcext:value-type="float">
            <text:p>2.18</text:p>
          </table:table-cell>
          <table:table-cell table:style-name="ce2" table:formula="of:=(2*[.$R113]*[.$S113]*[.$F113]*[.$G113]*[.$E113]*[.$H113]*[.$I113])/([.N113]/1000)/10^12" office:value-type="float" office:value="2.61995476487252" calcext:value-type="float">
            <text:p>2.62</text:p>
          </table:table-cell>
          <table:table-cell table:style-name="ce2" table:formula="of:=(2*[.$R113]*[.$S113]*[.$F113]*[.$G113]*[.$E113]*[.$H113]*[.$I113])/([.O113]/1000)/10^12" office:value-type="float" office:value="2.79831779727685" calcext:value-type="float">
            <text:p>2.80</text:p>
          </table:table-cell>
          <table:table-cell table:style-name="ce2" table:formula="of:=(2*[.$R113]*[.$S113]*[.$F113]*[.$G113]*[.$E113]*[.$H113]*[.$I113])/([.P113]/1000)/10^12" office:value-type="float" office:value="2.27794096551724" calcext:value-type="float">
            <text:p>2.28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.317" calcext:value-type="float">
            <text:p>1.32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3.665" calcext:value-type="float">
            <text:p>3.67</text:p>
          </table:table-cell>
          <table:table-cell/>
          <table:table-cell table:style-name="ce5" table:formula="of:=([.D114]-[.H114]+1+2*[.J114])/[.L114]" office:value-type="float" office:value="224" calcext:value-type="float">
            <text:p>224</text:p>
          </table:table-cell>
          <table:table-cell table:style-name="ce5" table:formula="of:=([.C114]-[.I114]+1+2*[.K114])/[.M114]" office:value-type="float" office:value="224" calcext:value-type="float">
            <text:p>224</text:p>
          </table:table-cell>
          <table:table-cell table:style-name="ce2" table:formula="of:=[.N114]+[.P114]" office:value-type="float" office:value="4.982" calcext:value-type="float">
            <text:p>4.98</text:p>
          </table:table-cell>
          <table:table-cell table:style-name="ce2" table:formula="of:=(2*[.$R114]*[.$S114]*[.$F114]*[.$G114]*[.$E114]*[.$H114]*[.$I114])/([.N114]/1000)/10^12" office:value-type="float" office:value="2.10670622323462" calcext:value-type="float">
            <text:p>2.11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114]*[.$S114]*[.$F114]*[.$G114]*[.$E114]*[.$H114]*[.$I114])/([.P114]/1000)/10^12" office:value-type="float" office:value="0.757034678308322" calcext:value-type="float">
            <text:p>0.76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3.759" calcext:value-type="float">
            <text:p>3.76</text:p>
          </table:table-cell>
          <table:table-cell table:style-name="ce2" office:value-type="float" office:value="3.408" calcext:value-type="float">
            <text:p>3.41</text:p>
          </table:table-cell>
          <table:table-cell table:style-name="ce2" office:value-type="float" office:value="7.145" calcext:value-type="float">
            <text:p>7.15</text:p>
          </table:table-cell>
          <table:table-cell/>
          <table:table-cell table:style-name="ce5" table:formula="of:=([.D115]-[.H115]+1+2*[.J115])/[.L115]" office:value-type="float" office:value="112" calcext:value-type="float">
            <text:p>112</text:p>
          </table:table-cell>
          <table:table-cell table:style-name="ce5" table:formula="of:=([.C115]-[.I115]+1+2*[.K115])/[.M115]" office:value-type="float" office:value="112" calcext:value-type="float">
            <text:p>112</text:p>
          </table:table-cell>
          <table:table-cell table:style-name="ce2" table:formula="of:=[.N115]+[.O115]+[.P115]" office:value-type="float" office:value="14.312" calcext:value-type="float">
            <text:p>14.31</text:p>
          </table:table-cell>
          <table:table-cell table:style-name="ce2" table:formula="of:=(2*[.$R115]*[.$S115]*[.$F115]*[.$G115]*[.$E115]*[.$H115]*[.$I115])/([.N115]/1000)/10^12" office:value-type="float" office:value="7.87310694972067" calcext:value-type="float">
            <text:p>7.87</text:p>
          </table:table-cell>
          <table:table-cell table:style-name="ce2" table:formula="of:=(2*[.$R115]*[.$S115]*[.$F115]*[.$G115]*[.$E115]*[.$H115]*[.$I115])/([.O115]/1000)/10^12" office:value-type="float" office:value="8.68398152112676" calcext:value-type="float">
            <text:p>8.68</text:p>
          </table:table-cell>
          <table:table-cell table:style-name="ce2" table:formula="of:=(2*[.$R115]*[.$S115]*[.$F115]*[.$G115]*[.$E115]*[.$H115]*[.$I115])/([.P115]/1000)/10^12" office:value-type="float" office:value="4.14205864576627" calcext:value-type="float">
            <text:p>4.14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formula="of:=112/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0.635" calcext:value-type="float">
            <text:p>10.64</text:p>
          </table:table-cell>
          <table:table-cell table:style-name="ce2" office:value-type="float" office:value="11.048" calcext:value-type="float">
            <text:p>11.05</text:p>
          </table:table-cell>
          <table:table-cell table:style-name="ce2" office:value-type="float" office:value="6.432" calcext:value-type="float">
            <text:p>6.43</text:p>
          </table:table-cell>
          <table:table-cell/>
          <table:table-cell table:style-name="ce5" table:formula="of:=([.D116]-[.H116]+1+2*[.J116])/[.L116]" office:value-type="float" office:value="56" calcext:value-type="float">
            <text:p>56</text:p>
          </table:table-cell>
          <table:table-cell table:style-name="ce5" table:formula="of:=([.C116]-[.I116]+1+2*[.K116])/[.M116]" office:value-type="float" office:value="56" calcext:value-type="float">
            <text:p>56</text:p>
          </table:table-cell>
          <table:table-cell table:style-name="ce2" table:formula="of:=[.N116]+[.O116]+[.P116]" office:value-type="float" office:value="28.115" calcext:value-type="float">
            <text:p>28.12</text:p>
          </table:table-cell>
          <table:table-cell table:style-name="ce2" table:formula="of:=(2*[.$R116]*[.$S116]*[.$F116]*[.$G116]*[.$E116]*[.$H116]*[.$I116])/([.N116]/1000)/10^12" office:value-type="float" office:value="2.78279351424542" calcext:value-type="float">
            <text:p>2.78</text:p>
          </table:table-cell>
          <table:table-cell table:style-name="ce2" table:formula="of:=(2*[.$R116]*[.$S116]*[.$F116]*[.$G116]*[.$E116]*[.$H116]*[.$I116])/([.O116]/1000)/10^12" office:value-type="float" office:value="2.67876620419985" calcext:value-type="float">
            <text:p>2.68</text:p>
          </table:table-cell>
          <table:table-cell table:style-name="ce2" table:formula="of:=(2*[.$R116]*[.$S116]*[.$F116]*[.$G116]*[.$E116]*[.$H116]*[.$I116])/([.P116]/1000)/10^12" office:value-type="float" office:value="4.60121408955224" calcext:value-type="float">
            <text:p>4.60</text:p>
          </table:table-cell>
          <table:table-cell office:value-type="string" calcext:value-type="string">
            <text:p>FFT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formula="of:=56/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3.853" calcext:value-type="float">
            <text:p>3.85</text:p>
          </table:table-cell>
          <table:table-cell table:style-name="ce2" office:value-type="float" office:value="3.603" calcext:value-type="float">
            <text:p>3.60</text:p>
          </table:table-cell>
          <table:table-cell table:style-name="ce2" office:value-type="float" office:value="6.712" calcext:value-type="float">
            <text:p>6.71</text:p>
          </table:table-cell>
          <table:table-cell/>
          <table:table-cell table:style-name="ce5" table:formula="of:=([.D117]-[.H117]+1+2*[.J117])/[.L117]" office:value-type="float" office:value="28" calcext:value-type="float">
            <text:p>28</text:p>
          </table:table-cell>
          <table:table-cell table:style-name="ce5" table:formula="of:=([.C117]-[.I117]+1+2*[.K117])/[.M117]" office:value-type="float" office:value="28" calcext:value-type="float">
            <text:p>28</text:p>
          </table:table-cell>
          <table:table-cell table:style-name="ce2" table:formula="of:=[.N117]+[.O117]+[.P117]" office:value-type="float" office:value="14.168" calcext:value-type="float">
            <text:p>14.17</text:p>
          </table:table-cell>
          <table:table-cell table:style-name="ce2" table:formula="of:=(2*[.$R117]*[.$S117]*[.$F117]*[.$G117]*[.$E117]*[.$H117]*[.$I117])/([.N117]/1000)/10^12" office:value-type="float" office:value="7.6810301126395" calcext:value-type="float">
            <text:p>7.68</text:p>
          </table:table-cell>
          <table:table-cell table:style-name="ce2" table:formula="of:=(2*[.$R117]*[.$S117]*[.$F117]*[.$G117]*[.$E117]*[.$H117]*[.$I117])/([.O117]/1000)/10^12" office:value-type="float" office:value="8.21399084762698" calcext:value-type="float">
            <text:p>8.21</text:p>
          </table:table-cell>
          <table:table-cell table:style-name="ce2" table:formula="of:=(2*[.$R117]*[.$S117]*[.$F117]*[.$G117]*[.$E117]*[.$H117]*[.$I117])/([.P117]/1000)/10^12" office:value-type="float" office:value="4.40926832896305" calcext:value-type="float">
            <text:p>4.41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1.958" calcext:value-type="float">
            <text:p>1.96</text:p>
          </table:table-cell>
          <table:table-cell table:style-name="ce2" office:value-type="float" office:value="3.6" calcext:value-type="float">
            <text:p>3.60</text:p>
          </table:table-cell>
          <table:table-cell/>
          <table:table-cell table:style-name="ce5" table:formula="of:=([.D118]-[.H118]+1+2*[.J118])/[.L118]" office:value-type="float" office:value="14" calcext:value-type="float">
            <text:p>14</text:p>
          </table:table-cell>
          <table:table-cell table:style-name="ce5" table:formula="of:=([.C118]-[.I118]+1+2*[.K118])/[.M118]" office:value-type="float" office:value="14" calcext:value-type="float">
            <text:p>14</text:p>
          </table:table-cell>
          <table:table-cell table:style-name="ce2" table:formula="of:=[.N118]+[.O118]+[.P118]" office:value-type="float" office:value="7.588" calcext:value-type="float">
            <text:p>7.59</text:p>
          </table:table-cell>
          <table:table-cell table:style-name="ce2" table:formula="of:=(2*[.$R118]*[.$S118]*[.$F118]*[.$G118]*[.$E118]*[.$H118]*[.$I118])/([.N118]/1000)/10^12" office:value-type="float" office:value="7.28941108965517" calcext:value-type="float">
            <text:p>7.29</text:p>
          </table:table-cell>
          <table:table-cell table:style-name="ce2" table:formula="of:=(2*[.$R118]*[.$S118]*[.$F118]*[.$G118]*[.$E118]*[.$H118]*[.$I118])/([.O118]/1000)/10^12" office:value-type="float" office:value="7.5574588927477" calcext:value-type="float">
            <text:p>7.56</text:p>
          </table:table-cell>
          <table:table-cell table:style-name="ce2" table:formula="of:=(2*[.$R118]*[.$S118]*[.$F118]*[.$G118]*[.$E118]*[.$H118]*[.$I118])/([.P118]/1000)/10^12" office:value-type="float" office:value="4.11041792" calcext:value-type="float">
            <text:p>4.11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.193" calcext:value-type="float">
            <text:p>1.19</text:p>
          </table:table-cell>
          <table:table-cell table:style-name="ce2" office:value-type="float" office:value="1.142" calcext:value-type="float">
            <text:p>1.14</text:p>
          </table:table-cell>
          <table:table-cell table:style-name="ce2" office:value-type="float" office:value="2.593" calcext:value-type="float">
            <text:p>2.59</text:p>
          </table:table-cell>
          <table:table-cell/>
          <table:table-cell table:style-name="ce5" table:formula="of:=([.D119]-[.H119]+1+2*[.J119])/[.L119]" office:value-type="float" office:value="7" calcext:value-type="float">
            <text:p>7</text:p>
          </table:table-cell>
          <table:table-cell table:style-name="ce5" table:formula="of:=([.C119]-[.I119]+1+2*[.K119])/[.M119]" office:value-type="float" office:value="7" calcext:value-type="float">
            <text:p>7</text:p>
          </table:table-cell>
          <table:table-cell table:style-name="ce2" table:formula="of:=[.N119]+[.O119]+[.P119]" office:value-type="float" office:value="4.928" calcext:value-type="float">
            <text:p>4.93</text:p>
          </table:table-cell>
          <table:table-cell table:style-name="ce2" table:formula="of:=(2*[.$R119]*[.$S119]*[.$F119]*[.$G119]*[.$E119]*[.$H119]*[.$I119])/([.N119]/1000)/10^12" office:value-type="float" office:value="3.10090203520536" calcext:value-type="float">
            <text:p>3.10</text:p>
          </table:table-cell>
          <table:table-cell table:style-name="ce2" table:formula="of:=(2*[.$R119]*[.$S119]*[.$F119]*[.$G119]*[.$E119]*[.$H119]*[.$I119])/([.O119]/1000)/10^12" office:value-type="float" office:value="3.2393836497373" calcext:value-type="float">
            <text:p>3.24</text:p>
          </table:table-cell>
          <table:table-cell table:style-name="ce2" table:formula="of:=(2*[.$R119]*[.$S119]*[.$F119]*[.$G119]*[.$E119]*[.$H119]*[.$I119])/([.P119]/1000)/10^12" office:value-type="float" office:value="1.42667802853837" calcext:value-type="float">
            <text:p>1.43</text:p>
          </table:table-cell>
          <table:table-cell office:value-type="string" calcext:value-type="string">
            <text:p>WINOGRAD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.016" calcext:value-type="float">
            <text:p>1.02</text:p>
          </table:table-cell>
          <table:table-cell table:style-name="ce2" office:value-type="string" calcext:value-type="string">
            <text:p>N/A*</text:p>
          </table:table-cell>
          <table:table-cell table:style-name="ce2" office:value-type="float" office:value="2.253" calcext:value-type="float">
            <text:p>2.25</text:p>
          </table:table-cell>
          <table:table-cell/>
          <table:table-cell table:style-name="ce5" table:formula="of:=([.D120]-[.H120]+1+2*[.J120])/[.L120]" office:value-type="float" office:value="112" calcext:value-type="float">
            <text:p>112</text:p>
          </table:table-cell>
          <table:table-cell table:style-name="ce5" table:formula="of:=([.C120]-[.I120]+1+2*[.K120])/[.M120]" office:value-type="float" office:value="112" calcext:value-type="float">
            <text:p>112</text:p>
          </table:table-cell>
          <table:table-cell table:style-name="ce2" table:formula="of:=[.N120]+[.P120]" office:value-type="float" office:value="3.269" calcext:value-type="float">
            <text:p>3.27</text:p>
          </table:table-cell>
          <table:table-cell table:style-name="ce2" table:formula="of:=(2*[.$R120]*[.$S120]*[.$F120]*[.$G120]*[.$E120]*[.$H120]*[.$I120])/([.N120]/1000)/10^12" office:value-type="float" office:value="3.71697486614173" calcext:value-type="float">
            <text:p>3.72</text:p>
          </table:table-cell>
          <table:table-cell table:style-name="ce2" office:value-type="string" calcext:value-type="string">
            <text:p>N/A*</text:p>
          </table:table-cell>
          <table:table-cell table:style-name="ce2" table:formula="of:=(2*[.$R120]*[.$S120]*[.$F120]*[.$G120]*[.$E120]*[.$H120]*[.$I120])/([.P120]/1000)/10^12" office:value-type="float" office:value="1.67618573635153" calcext:value-type="float">
            <text:p>1.68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177" calcext:value-type="float">
            <text:p>1.18</text:p>
          </table:table-cell>
          <table:table-cell table:style-name="ce2" office:value-type="float" office:value="0.667" calcext:value-type="float">
            <text:p>0.67</text:p>
          </table:table-cell>
          <table:table-cell table:style-name="ce2" office:value-type="float" office:value="1.175" calcext:value-type="float">
            <text:p>1.18</text:p>
          </table:table-cell>
          <table:table-cell/>
          <table:table-cell table:style-name="ce5" table:formula="of:=([.D121]-[.H121]+1+2*[.J121])/[.L121]" office:value-type="float" office:value="28" calcext:value-type="float">
            <text:p>28</text:p>
          </table:table-cell>
          <table:table-cell table:style-name="ce5" table:formula="of:=([.C121]-[.I121]+1+2*[.K121])/[.M121]" office:value-type="float" office:value="28" calcext:value-type="float">
            <text:p>28</text:p>
          </table:table-cell>
          <table:table-cell table:style-name="ce2" table:formula="of:=[.N121]+[.O121]+[.P121]" office:value-type="float" office:value="3.019" calcext:value-type="float">
            <text:p>3.02</text:p>
          </table:table-cell>
          <table:table-cell table:style-name="ce2" table:formula="of:=(2*[.$R121]*[.$S121]*[.$F121]*[.$G121]*[.$E121]*[.$H121]*[.$I121])/([.N121]/1000)/10^12" office:value-type="float" office:value="3.27401597281223" calcext:value-type="float">
            <text:p>3.27</text:p>
          </table:table-cell>
          <table:table-cell table:style-name="ce2" table:formula="of:=(2*[.$R121]*[.$S121]*[.$F121]*[.$G121]*[.$E121]*[.$H121]*[.$I121])/([.O121]/1000)/10^12" office:value-type="float" office:value="5.77738650674663" calcext:value-type="float">
            <text:p>5.78</text:p>
          </table:table-cell>
          <table:table-cell table:style-name="ce2" table:formula="of:=(2*[.$R121]*[.$S121]*[.$F121]*[.$G121]*[.$E121]*[.$H121]*[.$I121])/([.P121]/1000)/10^12" office:value-type="float" office:value="3.27958876595745" calcext:value-type="float">
            <text:p>3.28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.127" calcext:value-type="float">
            <text:p>0.13</text:p>
          </table:table-cell>
          <table:table-cell table:style-name="ce2" office:value-type="float" office:value="0.137" calcext:value-type="float">
            <text:p>0.14</text:p>
          </table:table-cell>
          <table:table-cell table:style-name="ce2" office:value-type="float" office:value="0.218" calcext:value-type="float">
            <text:p>0.22</text:p>
          </table:table-cell>
          <table:table-cell/>
          <table:table-cell table:style-name="ce5" table:formula="of:=([.D122]-[.H122]+1+2*[.J122])/[.L122]" office:value-type="float" office:value="28" calcext:value-type="float">
            <text:p>28</text:p>
          </table:table-cell>
          <table:table-cell table:style-name="ce5" table:formula="of:=([.C122]-[.I122]+1+2*[.K122])/[.M122]" office:value-type="float" office:value="28" calcext:value-type="float">
            <text:p>28</text:p>
          </table:table-cell>
          <table:table-cell table:style-name="ce2" table:formula="of:=[.N122]+[.O122]+[.P122]" office:value-type="float" office:value="0.482" calcext:value-type="float">
            <text:p>0.48</text:p>
          </table:table-cell>
          <table:table-cell table:style-name="ce2" table:formula="of:=(2*[.$R122]*[.$S122]*[.$F122]*[.$G122]*[.$E122]*[.$H122]*[.$I122])/([.N122]/1000)/10^12" office:value-type="float" office:value="2.42741215748031" calcext:value-type="float">
            <text:p>2.43</text:p>
          </table:table-cell>
          <table:table-cell table:style-name="ce2" table:formula="of:=(2*[.$R122]*[.$S122]*[.$F122]*[.$G122]*[.$E122]*[.$H122]*[.$I122])/([.O122]/1000)/10^12" office:value-type="float" office:value="2.25022878832117" calcext:value-type="float">
            <text:p>2.25</text:p>
          </table:table-cell>
          <table:table-cell table:style-name="ce2" table:formula="of:=(2*[.$R122]*[.$S122]*[.$F122]*[.$G122]*[.$E122]*[.$H122]*[.$I122])/([.P122]/1000)/10^12" office:value-type="float" office:value="1.41413460550459" calcext:value-type="float">
            <text:p>1.41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.978" calcext:value-type="float">
            <text:p>2.98</text:p>
          </table:table-cell>
          <table:table-cell table:style-name="ce2" office:value-type="float" office:value="1.939" calcext:value-type="float">
            <text:p>1.94</text:p>
          </table:table-cell>
          <table:table-cell table:style-name="ce2" office:value-type="float" office:value="1.974" calcext:value-type="float">
            <text:p>1.97</text:p>
          </table:table-cell>
          <table:table-cell/>
          <table:table-cell table:style-name="ce5" table:formula="of:=([.D123]-[.H123]+1+2*[.J123])/[.L123]" office:value-type="float" office:value="14" calcext:value-type="float">
            <text:p>14</text:p>
          </table:table-cell>
          <table:table-cell table:style-name="ce5" table:formula="of:=([.C123]-[.I123]+1+2*[.K123])/[.M123]" office:value-type="float" office:value="14" calcext:value-type="float">
            <text:p>14</text:p>
          </table:table-cell>
          <table:table-cell table:style-name="ce2" table:formula="of:=[.N123]+[.O123]+[.P123]" office:value-type="float" office:value="6.891" calcext:value-type="float">
            <text:p>6.89</text:p>
          </table:table-cell>
          <table:table-cell table:style-name="ce2" table:formula="of:=(2*[.$R123]*[.$S123]*[.$F123]*[.$G123]*[.$E123]*[.$H123]*[.$I123])/([.N123]/1000)/10^12" office:value-type="float" office:value="1.29399489590329" calcext:value-type="float">
            <text:p>1.29</text:p>
          </table:table-cell>
          <table:table-cell table:style-name="ce2" table:formula="of:=(2*[.$R123]*[.$S123]*[.$F123]*[.$G123]*[.$E123]*[.$H123]*[.$I123])/([.O123]/1000)/10^12" office:value-type="float" office:value="1.98737328519856" calcext:value-type="float">
            <text:p>1.99</text:p>
          </table:table-cell>
          <table:table-cell table:style-name="ce2" table:formula="of:=(2*[.$R123]*[.$S123]*[.$F123]*[.$G123]*[.$E123]*[.$H123]*[.$I123])/([.P123]/1000)/10^12" office:value-type="float" office:value="1.95213617021277" calcext:value-type="float">
            <text:p>1.95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.206" calcext:value-type="float">
            <text:p>0.21</text:p>
          </table:table-cell>
          <table:table-cell table:style-name="ce2" office:value-type="float" office:value="0.203" calcext:value-type="float">
            <text:p>0.20</text:p>
          </table:table-cell>
          <table:table-cell table:style-name="ce2" office:value-type="float" office:value="0.314" calcext:value-type="float">
            <text:p>0.31</text:p>
          </table:table-cell>
          <table:table-cell/>
          <table:table-cell table:style-name="ce5" table:formula="of:=([.D124]-[.H124]+1+2*[.J124])/[.L124]" office:value-type="float" office:value="14" calcext:value-type="float">
            <text:p>14</text:p>
          </table:table-cell>
          <table:table-cell table:style-name="ce5" table:formula="of:=([.C124]-[.I124]+1+2*[.K124])/[.M124]" office:value-type="float" office:value="14" calcext:value-type="float">
            <text:p>14</text:p>
          </table:table-cell>
          <table:table-cell table:style-name="ce2" table:formula="of:=[.N124]+[.O124]+[.P124]" office:value-type="float" office:value="0.723" calcext:value-type="float">
            <text:p>0.72</text:p>
          </table:table-cell>
          <table:table-cell table:style-name="ce2" table:formula="of:=(2*[.$R124]*[.$S124]*[.$F124]*[.$G124]*[.$E124]*[.$H124]*[.$I124])/([.N124]/1000)/10^12" office:value-type="float" office:value="2.99302275728155" calcext:value-type="float">
            <text:p>2.99</text:p>
          </table:table-cell>
          <table:table-cell table:style-name="ce2" table:formula="of:=(2*[.$R124]*[.$S124]*[.$F124]*[.$G124]*[.$E124]*[.$H124]*[.$I124])/([.O124]/1000)/10^12" office:value-type="float" office:value="3.03725462068966" calcext:value-type="float">
            <text:p>3.04</text:p>
          </table:table-cell>
          <table:table-cell table:style-name="ce2" table:formula="of:=(2*[.$R124]*[.$S124]*[.$F124]*[.$G124]*[.$E124]*[.$H124]*[.$I124])/([.P124]/1000)/10^12" office:value-type="float" office:value="1.96357543949045" calcext:value-type="float">
            <text:p>1.96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.181" calcext:value-type="float">
            <text:p>0.18</text:p>
          </table:table-cell>
          <table:table-cell table:style-name="ce2" office:value-type="float" office:value="0.162" calcext:value-type="float">
            <text:p>0.16</text:p>
          </table:table-cell>
          <table:table-cell table:style-name="ce2" office:value-type="float" office:value="0.221" calcext:value-type="float">
            <text:p>0.22</text:p>
          </table:table-cell>
          <table:table-cell/>
          <table:table-cell table:style-name="ce5" table:formula="of:=([.D125]-[.H125]+1+2*[.J125])/[.L125]" office:value-type="float" office:value="7" calcext:value-type="float">
            <text:p>7</text:p>
          </table:table-cell>
          <table:table-cell table:style-name="ce5" table:formula="of:=([.C125]-[.I125]+1+2*[.K125])/[.M125]" office:value-type="float" office:value="7" calcext:value-type="float">
            <text:p>7</text:p>
          </table:table-cell>
          <table:table-cell table:style-name="ce2" table:formula="of:=[.N125]+[.O125]+[.P125]" office:value-type="float" office:value="0.564" calcext:value-type="float">
            <text:p>0.56</text:p>
          </table:table-cell>
          <table:table-cell table:style-name="ce2" table:formula="of:=(2*[.$R125]*[.$S125]*[.$F125]*[.$G125]*[.$E125]*[.$H125]*[.$I125])/([.N125]/1000)/10^12" office:value-type="float" office:value="1.84514616574586" calcext:value-type="float">
            <text:p>1.85</text:p>
          </table:table-cell>
          <table:table-cell table:style-name="ce2" table:formula="of:=(2*[.$R125]*[.$S125]*[.$F125]*[.$G125]*[.$E125]*[.$H125]*[.$I125])/([.O125]/1000)/10^12" office:value-type="float" office:value="2.06155219753086" calcext:value-type="float">
            <text:p>2.06</text:p>
          </table:table-cell>
          <table:table-cell table:style-name="ce2" table:formula="of:=(2*[.$R125]*[.$S125]*[.$F125]*[.$G125]*[.$E125]*[.$H125]*[.$I125])/([.P125]/1000)/10^12" office:value-type="float" office:value="1.51118305882353" calcext:value-type="float">
            <text:p>1.51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311" calcext:value-type="float">
            <text:p>1.31</text:p>
          </table:table-cell>
          <table:table-cell table:style-name="ce2" office:value-type="float" office:value="2.031" calcext:value-type="float">
            <text:p>2.03</text:p>
          </table:table-cell>
          <table:table-cell table:style-name="ce2" office:value-type="float" office:value="1.352" calcext:value-type="float">
            <text:p>1.35</text:p>
          </table:table-cell>
          <table:table-cell/>
          <table:table-cell table:style-name="ce5" table:formula="of:=([.D126]-[.H126]+1+2*[.J126])/[.L126]" office:value-type="float" office:value="7" calcext:value-type="float">
            <text:p>7</text:p>
          </table:table-cell>
          <table:table-cell table:style-name="ce5" table:formula="of:=([.C126]-[.I126]+1+2*[.K126])/[.M126]" office:value-type="float" office:value="7" calcext:value-type="float">
            <text:p>7</text:p>
          </table:table-cell>
          <table:table-cell table:style-name="ce2" table:formula="of:=[.N126]+[.O126]+[.P126]" office:value-type="float" office:value="4.694" calcext:value-type="float">
            <text:p>4.69</text:p>
          </table:table-cell>
          <table:table-cell table:style-name="ce2" table:formula="of:=(2*[.$R126]*[.$S126]*[.$F126]*[.$G126]*[.$E126]*[.$H126]*[.$I126])/([.N126]/1000)/10^12" office:value-type="float" office:value="3.18431975591152" calcext:value-type="float">
            <text:p>3.18</text:p>
          </table:table-cell>
          <table:table-cell table:style-name="ce2" table:formula="of:=(2*[.$R126]*[.$S126]*[.$F126]*[.$G126]*[.$E126]*[.$H126]*[.$I126])/([.O126]/1000)/10^12" office:value-type="float" office:value="2.05546193993107" calcext:value-type="float">
            <text:p>2.06</text:p>
          </table:table-cell>
          <table:table-cell table:style-name="ce2" table:formula="of:=(2*[.$R126]*[.$S126]*[.$F126]*[.$G126]*[.$E126]*[.$H126]*[.$I126])/([.P126]/1000)/10^12" office:value-type="float" office:value="3.08775384615385" calcext:value-type="float">
            <text:p>3.09</text:p>
          </table:table-cell>
          <table:table-cell office:value-type="string" calcext:value-type="string">
            <text:p>IMPLICIT_PRECOMP_GEMM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* = The backward pass wrt inputs is excluded for these kernels since they are typically the input layers of a neural network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table:style-name="ce3" table:formula="of:=1000/(SUM([.U91:.U126]))" office:value-type="float" office:value="7.05872019789704" calcext:value-type="float">
            <text:p>7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urrent Layers - Vanilla</text:p>
          </table:table-cell>
          <table:table-cell/>
          <table:table-cell office:value-type="string" calcext:value-type="string">
            <text:p>Hidden Un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steps</text:p>
          </table:table-cell>
          <table:table-cell/>
          <table:table-cell office:value-type="string" calcext:value-type="string">
            <text:p>Time Forward (msec)</text:p>
          </table:table-cell>
          <table:table-cell office:value-type="string" calcext:value-type="string">
            <text:p>Time Backward (msec)</text:p>
          </table:table-cell>
          <table:table-cell office:value-type="string" calcext:value-type="string">
            <text:p>TERAFLOPS FWD</text:p>
          </table:table-cell>
          <table:table-cell office:value-type="string" calcext:value-type="string">
            <text:p>TERAFLOPS BW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7.365" calcext:value-type="float">
            <text:p>7.37</text:p>
          </table:table-cell>
          <table:table-cell table:style-name="ce2" office:value-type="float" office:value="7.11" calcext:value-type="float">
            <text:p>7.11</text:p>
          </table:table-cell>
          <table:table-cell table:style-name="ce2" table:formula="of:=(2*[.$E138]*[.$D138]*[.$C138]*[.$C138]+[.$E138]*[.$D138]*[.$C138])/([.G138]/1000)/10^12" office:value-type="float" office:value="0.673125322471147" calcext:value-type="float">
            <text:p>0.67</text:p>
          </table:table-cell>
          <table:table-cell table:style-name="ce2" table:formula="of:=(2*[.$E138]*[.$D138]*[.$C138]*[.$C138]+[.$E138]*[.$D138]*[.$C138])/([.H138]/1000)/10^12" office:value-type="float" office:value="0.697266947960619" calcext:value-type="float">
            <text:p>0.70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9.878" calcext:value-type="float">
            <text:p>9.88</text:p>
          </table:table-cell>
          <table:table-cell table:style-name="ce2" office:value-type="float" office:value="9.477" calcext:value-type="float">
            <text:p>9.48</text:p>
          </table:table-cell>
          <table:table-cell table:style-name="ce2" table:formula="of:=(2*[.$E139]*[.$D139]*[.$C139]*[.$C139]+[.$E139]*[.$D139]*[.$C139])/([.G139]/1000)/10^12" office:value-type="float" office:value="1.00375946547884" calcext:value-type="float">
            <text:p>1.00</text:p>
          </table:table-cell>
          <table:table-cell table:style-name="ce2" table:formula="of:=(2*[.$E139]*[.$D139]*[.$C139]*[.$C139]+[.$E139]*[.$D139]*[.$C139])/([.H139]/1000)/10^12" office:value-type="float" office:value="1.04623150786114" calcext:value-type="float">
            <text:p>1.05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2.427" calcext:value-type="float">
            <text:p>12.43</text:p>
          </table:table-cell>
          <table:table-cell table:style-name="ce2" office:value-type="float" office:value="12.142" calcext:value-type="float">
            <text:p>12.14</text:p>
          </table:table-cell>
          <table:table-cell table:style-name="ce2" table:formula="of:=(2*[.$E140]*[.$D140]*[.$C140]*[.$C140]+[.$E140]*[.$D140]*[.$C140])/([.G140]/1000)/10^12" office:value-type="float" office:value="1.59574088677879" calcext:value-type="float">
            <text:p>1.60</text:p>
          </table:table-cell>
          <table:table-cell table:style-name="ce2" table:formula="of:=(2*[.$E140]*[.$D140]*[.$C140]*[.$C140]+[.$E140]*[.$D140]*[.$C140])/([.H140]/1000)/10^12" office:value-type="float" office:value="1.6331965079888" calcext:value-type="float">
            <text:p>1.63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5.835" calcext:value-type="float">
            <text:p>15.84</text:p>
          </table:table-cell>
          <table:table-cell table:style-name="ce2" office:value-type="float" office:value="15.246" calcext:value-type="float">
            <text:p>15.25</text:p>
          </table:table-cell>
          <table:table-cell table:style-name="ce2" table:formula="of:=(2*[.$E141]*[.$D141]*[.$C141]*[.$C141]+[.$E141]*[.$D141]*[.$C141])/([.G141]/1000)/10^12" office:value-type="float" office:value="2.50461281970319" calcext:value-type="float">
            <text:p>2.50</text:p>
          </table:table-cell>
          <table:table-cell table:style-name="ce2" table:formula="of:=(2*[.$E141]*[.$D141]*[.$C141]*[.$C141]+[.$E141]*[.$D141]*[.$C141])/([.H141]/1000)/10^12" office:value-type="float" office:value="2.60137373737374" calcext:value-type="float">
            <text:p>2.60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7.828" calcext:value-type="float">
            <text:p>7.83</text:p>
          </table:table-cell>
          <table:table-cell table:style-name="ce2" office:value-type="float" office:value="7.834" calcext:value-type="float">
            <text:p>7.83</text:p>
          </table:table-cell>
          <table:table-cell table:style-name="ce2" table:formula="of:=(2*[.$E142]*[.$D142]*[.$C142]*[.$C142]+[.$E142]*[.$D142]*[.$C142])/([.G142]/1000)/10^12" office:value-type="float" office:value="0.857501890648953" calcext:value-type="float">
            <text:p>0.86</text:p>
          </table:table-cell>
          <table:table-cell table:style-name="ce2" table:formula="of:=(2*[.$E142]*[.$D142]*[.$C142]*[.$C142]+[.$E142]*[.$D142]*[.$C142])/([.H142]/1000)/10^12" office:value-type="float" office:value="0.856845136584121" calcext:value-type="float">
            <text:p>0.86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8.739" calcext:value-type="float">
            <text:p>8.74</text:p>
          </table:table-cell>
          <table:table-cell table:style-name="ce2" office:value-type="float" office:value="8.361" calcext:value-type="float">
            <text:p>8.36</text:p>
          </table:table-cell>
          <table:table-cell table:style-name="ce2" table:formula="of:=(2*[.$E143]*[.$D143]*[.$C143]*[.$C143]+[.$E143]*[.$D143]*[.$C143])/([.G143]/1000)/10^12" office:value-type="float" office:value="1.53622263416867" calcext:value-type="float">
            <text:p>1.54</text:p>
          </table:table-cell>
          <table:table-cell table:style-name="ce2" table:formula="of:=(2*[.$E143]*[.$D143]*[.$C143]*[.$C143]+[.$E143]*[.$D143]*[.$C143])/([.H143]/1000)/10^12" office:value-type="float" office:value="1.6056751106327" calcext:value-type="float">
            <text:p>1.61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1.59" calcext:value-type="float">
            <text:p>11.59</text:p>
          </table:table-cell>
          <table:table-cell table:style-name="ce2" office:value-type="float" office:value="11.109" calcext:value-type="float">
            <text:p>11.11</text:p>
          </table:table-cell>
          <table:table-cell table:style-name="ce2" table:formula="of:=(2*[.$E144]*[.$D144]*[.$C144]*[.$C144]+[.$E144]*[.$D144]*[.$C144])/([.G144]/1000)/10^12" office:value-type="float" office:value="2.31666084555651" calcext:value-type="float">
            <text:p>2.32</text:p>
          </table:table-cell>
          <table:table-cell table:style-name="ce2" table:formula="of:=(2*[.$E144]*[.$D144]*[.$C144]*[.$C144]+[.$E144]*[.$D144]*[.$C144])/([.H144]/1000)/10^12" office:value-type="float" office:value="2.41696815194887" calcext:value-type="float">
            <text:p>2.42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8.115" calcext:value-type="float">
            <text:p>18.12</text:p>
          </table:table-cell>
          <table:table-cell table:style-name="ce2" office:value-type="float" office:value="16.92" calcext:value-type="float">
            <text:p>16.92</text:p>
          </table:table-cell>
          <table:table-cell table:style-name="ce2" table:formula="of:=(2*[.$E145]*[.$D145]*[.$C145]*[.$C145]+[.$E145]*[.$D145]*[.$C145])/([.G145]/1000)/10^12" office:value-type="float" office:value="2.96440510074524" calcext:value-type="float">
            <text:p>2.96</text:p>
          </table:table-cell>
          <table:table-cell table:style-name="ce2" table:formula="of:=(2*[.$E145]*[.$D145]*[.$C145]*[.$C145]+[.$E145]*[.$D145]*[.$C145])/([.H145]/1000)/10^12" office:value-type="float" office:value="3.17377059101655" calcext:value-type="float">
            <text:p>3.17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1.839" calcext:value-type="float">
            <text:p>11.84</text:p>
          </table:table-cell>
          <table:table-cell table:style-name="ce2" office:value-type="float" office:value="11.363" calcext:value-type="float">
            <text:p>11.36</text:p>
          </table:table-cell>
          <table:table-cell table:style-name="ce2" table:formula="of:=(2*[.$E146]*[.$D146]*[.$C146]*[.$C146]+[.$E146]*[.$D146]*[.$C146])/([.G146]/1000)/10^12" office:value-type="float" office:value="0.885869414646507" calcext:value-type="float">
            <text:p>0.89</text:p>
          </table:table-cell>
          <table:table-cell table:style-name="ce2" table:formula="of:=(2*[.$E146]*[.$D146]*[.$C146]*[.$C146]+[.$E146]*[.$D146]*[.$C146])/([.H146]/1000)/10^12" office:value-type="float" office:value="0.922978790812286" calcext:value-type="float">
            <text:p>0.92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1.299" calcext:value-type="float">
            <text:p>11.30</text:p>
          </table:table-cell>
          <table:table-cell table:style-name="ce2" office:value-type="float" office:value="10.695" calcext:value-type="float">
            <text:p>10.70</text:p>
          </table:table-cell>
          <table:table-cell table:style-name="ce2" table:formula="of:=(2*[.$E147]*[.$D147]*[.$C147]*[.$C147]+[.$E147]*[.$D147]*[.$C147])/([.G147]/1000)/10^12" office:value-type="float" office:value="1.85641348791928" calcext:value-type="float">
            <text:p>1.86</text:p>
          </table:table-cell>
          <table:table-cell table:style-name="ce2" table:formula="of:=(2*[.$E147]*[.$D147]*[.$C147]*[.$C147]+[.$E147]*[.$D147]*[.$C147])/([.H147]/1000)/10^12" office:value-type="float" office:value="1.96125441795231" calcext:value-type="float">
            <text:p>1.96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14.912" calcext:value-type="float">
            <text:p>14.91</text:p>
          </table:table-cell>
          <table:table-cell table:style-name="ce2" office:value-type="float" office:value="14.57" calcext:value-type="float">
            <text:p>14.57</text:p>
          </table:table-cell>
          <table:table-cell table:style-name="ce2" table:formula="of:=(2*[.$E148]*[.$D148]*[.$C148]*[.$C148]+[.$E148]*[.$D148]*[.$C148])/([.G148]/1000)/10^12" office:value-type="float" office:value="2.81325321888412" calcext:value-type="float">
            <text:p>2.81</text:p>
          </table:table-cell>
          <table:table-cell table:style-name="ce2" table:formula="of:=(2*[.$E148]*[.$D148]*[.$C148]*[.$C148]+[.$E148]*[.$D148]*[.$C148])/([.H148]/1000)/10^12" office:value-type="float" office:value="2.87928840082361" calcext:value-type="float">
            <text:p>2.88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24.556" calcext:value-type="float">
            <text:p>24.56</text:p>
          </table:table-cell>
          <table:table-cell table:style-name="ce2" office:value-type="float" office:value="24.112" calcext:value-type="float">
            <text:p>24.11</text:p>
          </table:table-cell>
          <table:table-cell table:style-name="ce2" table:formula="of:=(2*[.$E149]*[.$D149]*[.$C149]*[.$C149]+[.$E149]*[.$D149]*[.$C149])/([.G149]/1000)/10^12" office:value-type="float" office:value="3.41678058315687" calcext:value-type="float">
            <text:p>3.42</text:p>
          </table:table-cell>
          <table:table-cell table:style-name="ce2" table:formula="of:=(2*[.$E149]*[.$D149]*[.$C149]*[.$C149]+[.$E149]*[.$D149]*[.$C149])/([.H149]/1000)/10^12" office:value-type="float" office:value="3.47969741207697" calcext:value-type="float">
            <text:p>3.48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urrent Layers - LSTM</text:p>
          </table:table-cell>
          <table:table-cell/>
          <table:table-cell office:value-type="string" calcext:value-type="string">
            <text:p>Hidden Un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steps</text:p>
          </table:table-cell>
          <table:table-cell/>
          <table:table-cell office:value-type="string" calcext:value-type="string">
            <text:p>Time Forward (msec) </text:p>
          </table:table-cell>
          <table:table-cell office:value-type="string" calcext:value-type="string">
            <text:p>Time Backward (msec) </text:p>
          </table:table-cell>
          <table:table-cell office:value-type="string" calcext:value-type="string">
            <text:p>TERAFLOPS FWD</text:p>
          </table:table-cell>
          <table:table-cell office:value-type="string" calcext:value-type="string">
            <text:p>TERAFLOPS BW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2.451" calcext:value-type="float">
            <text:p>2.45</text:p>
          </table:table-cell>
          <table:table-cell table:style-name="ce2" office:value-type="float" office:value="2.901" calcext:value-type="float">
            <text:p>2.90</text:p>
          </table:table-cell>
          <table:table-cell table:style-name="ce2" table:formula="of:=(8*[.$E154]*[.$D154]*[.$C154]*[.$C154])/([.G154]/1000)/10^12" office:value-type="float" office:value="0.342252468380253" calcext:value-type="float">
            <text:p>0.34</text:p>
          </table:table-cell>
          <table:table-cell table:style-name="ce2" table:formula="of:=(8*[.$E154]*[.$D154]*[.$C154]*[.$C154])/([.H154]/1000)/10^12" office:value-type="float" office:value="0.289162633574629" calcext:value-type="float">
            <text:p>0.29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3.291" calcext:value-type="float">
            <text:p>3.29</text:p>
          </table:table-cell>
          <table:table-cell table:style-name="ce2" office:value-type="float" office:value="3.032" calcext:value-type="float">
            <text:p>3.03</text:p>
          </table:table-cell>
          <table:table-cell table:style-name="ce2" table:formula="of:=(8*[.$E155]*[.$D155]*[.$C155]*[.$C155])/([.G155]/1000)/10^12" office:value-type="float" office:value="0.509790823457915" calcext:value-type="float">
            <text:p>0.51</text:p>
          </table:table-cell>
          <table:table-cell table:style-name="ce2" table:formula="of:=(8*[.$E155]*[.$D155]*[.$C155]*[.$C155])/([.H155]/1000)/10^12" office:value-type="float" office:value="0.553338258575198" calcext:value-type="float">
            <text:p>0.55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3.327" calcext:value-type="float">
            <text:p>3.33</text:p>
          </table:table-cell>
          <table:table-cell table:style-name="ce2" office:value-type="float" office:value="3.788" calcext:value-type="float">
            <text:p>3.79</text:p>
          </table:table-cell>
          <table:table-cell table:style-name="ce2" table:formula="of:=(8*[.$E156]*[.$D156]*[.$C156]*[.$C156])/([.G156]/1000)/10^12" office:value-type="float" office:value="1.00854920348662" calcext:value-type="float">
            <text:p>1.01</text:p>
          </table:table-cell>
          <table:table-cell table:style-name="ce2" table:formula="of:=(8*[.$E156]*[.$D156]*[.$C156]*[.$C156])/([.H156]/1000)/10^12" office:value-type="float" office:value="0.885808658922915" calcext:value-type="float">
            <text:p>0.89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4.041" calcext:value-type="float">
            <text:p>4.04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table:formula="of:=(8*[.$E157]*[.$D157]*[.$C157]*[.$C157])/([.G157]/1000)/10^12" office:value-type="float" office:value="1.66069943083395" calcext:value-type="float">
            <text:p>1.66</text:p>
          </table:table-cell>
          <table:table-cell table:style-name="ce2" table:formula="of:=(8*[.$E157]*[.$D157]*[.$C157]*[.$C157])/([.H157]/1000)/10^12" office:value-type="float" office:value="1.02927705521472" calcext:value-type="float">
            <text:p>1.03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4.992" calcext:value-type="float">
            <text:p>4.99</text:p>
          </table:table-cell>
          <table:table-cell table:style-name="ce2" office:value-type="float" office:value="4.915" calcext:value-type="float">
            <text:p>4.92</text:p>
          </table:table-cell>
          <table:table-cell table:style-name="ce2" table:formula="of:=(8*[.$E158]*[.$D158]*[.$C158]*[.$C158])/([.G158]/1000)/10^12" office:value-type="float" office:value="0.672164102564103" calcext:value-type="float">
            <text:p>0.67</text:p>
          </table:table-cell>
          <table:table-cell table:style-name="ce2" table:formula="of:=(8*[.$E158]*[.$D158]*[.$C158]*[.$C158])/([.H158]/1000)/10^12" office:value-type="float" office:value="0.682694445574771" calcext:value-type="float">
            <text:p>0.68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4.812" calcext:value-type="float">
            <text:p>4.81</text:p>
          </table:table-cell>
          <table:table-cell table:style-name="ce2" office:value-type="float" office:value="11.794" calcext:value-type="float">
            <text:p>11.79</text:p>
          </table:table-cell>
          <table:table-cell table:style-name="ce2" table:formula="of:=(8*[.$E159]*[.$D159]*[.$C159]*[.$C159])/([.G159]/1000)/10^12" office:value-type="float" office:value="1.39461479634248" calcext:value-type="float">
            <text:p>1.39</text:p>
          </table:table-cell>
          <table:table-cell table:style-name="ce2" table:formula="of:=(8*[.$E159]*[.$D159]*[.$C159]*[.$C159])/([.H159]/1000)/10^12" office:value-type="float" office:value="0.56900851280312" calcext:value-type="float">
            <text:p>0.57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5.982" calcext:value-type="float">
            <text:p>5.98</text:p>
          </table:table-cell>
          <table:table-cell table:style-name="ce2" office:value-type="float" office:value="13.964" calcext:value-type="float">
            <text:p>13.96</text:p>
          </table:table-cell>
          <table:table-cell table:style-name="ce2" table:formula="of:=(8*[.$E160]*[.$D160]*[.$C160]*[.$C160])/([.G160]/1000)/10^12" office:value-type="float" office:value="2.24369321297225" calcext:value-type="float">
            <text:p>2.24</text:p>
          </table:table-cell>
          <table:table-cell table:style-name="ce2" table:formula="of:=(8*[.$E160]*[.$D160]*[.$C160]*[.$C160])/([.H160]/1000)/10^12" office:value-type="float" office:value="0.96116963620739" calcext:value-type="float">
            <text:p>0.96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8.656" calcext:value-type="float">
            <text:p>8.66</text:p>
          </table:table-cell>
          <table:table-cell table:style-name="ce2" office:value-type="float" office:value="9.107" calcext:value-type="float">
            <text:p>9.11</text:p>
          </table:table-cell>
          <table:table-cell table:style-name="ce2" table:formula="of:=(8*[.$E161]*[.$D161]*[.$C161]*[.$C161])/([.G161]/1000)/10^12" office:value-type="float" office:value="3.10114898336414" calcext:value-type="float">
            <text:p>3.10</text:p>
          </table:table-cell>
          <table:table-cell table:style-name="ce2" table:formula="of:=(8*[.$E161]*[.$D161]*[.$C161]*[.$C161])/([.H161]/1000)/10^12" office:value-type="float" office:value="2.94757281212254" calcext:value-type="float">
            <text:p>2.95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5.609" calcext:value-type="float">
            <text:p>15.61</text:p>
          </table:table-cell>
          <table:table-cell table:style-name="ce2" office:value-type="float" office:value="11.821" calcext:value-type="float">
            <text:p>11.82</text:p>
          </table:table-cell>
          <table:table-cell table:style-name="ce2" table:formula="of:=(8*[.$E162]*[.$D162]*[.$C162]*[.$C162])/([.G162]/1000)/10^12" office:value-type="float" office:value="0.859873970145429" calcext:value-type="float">
            <text:p>0.86</text:p>
          </table:table-cell>
          <table:table-cell table:style-name="ce2" table:formula="of:=(8*[.$E162]*[.$D162]*[.$C162]*[.$C162])/([.H162]/1000)/10^12" office:value-type="float" office:value="1.13541771423737" calcext:value-type="float">
            <text:p>1.14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0.575" calcext:value-type="float">
            <text:p>10.58</text:p>
          </table:table-cell>
          <table:table-cell table:style-name="ce2" office:value-type="float" office:value="10.858" calcext:value-type="float">
            <text:p>10.86</text:p>
          </table:table-cell>
          <table:table-cell table:style-name="ce2" table:formula="of:=(8*[.$E163]*[.$D163]*[.$C163]*[.$C163])/([.G163]/1000)/10^12" office:value-type="float" office:value="2.53839674704492" calcext:value-type="float">
            <text:p>2.54</text:p>
          </table:table-cell>
          <table:table-cell table:style-name="ce2" table:formula="of:=(8*[.$E163]*[.$D163]*[.$C163]*[.$C163])/([.H163]/1000)/10^12" office:value-type="float" office:value="2.47223665500092" calcext:value-type="float">
            <text:p>2.47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5.818" calcext:value-type="float">
            <text:p>15.82</text:p>
          </table:table-cell>
          <table:table-cell table:style-name="ce2" office:value-type="float" office:value="15.407" calcext:value-type="float">
            <text:p>15.41</text:p>
          </table:table-cell>
          <table:table-cell table:style-name="ce2" table:formula="of:=(8*[.$E164]*[.$D164]*[.$C164]*[.$C164])/([.G164]/1000)/10^12" office:value-type="float" office:value="3.39405052471868" calcext:value-type="float">
            <text:p>3.39</text:p>
          </table:table-cell>
          <table:table-cell table:style-name="ce2" table:formula="of:=(8*[.$E164]*[.$D164]*[.$C164]*[.$C164])/([.H164]/1000)/10^12" office:value-type="float" office:value="3.4845908483157" calcext:value-type="float">
            <text:p>3.48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30.103" calcext:value-type="float">
            <text:p>30.10</text:p>
          </table:table-cell>
          <table:table-cell table:style-name="ce2" office:value-type="float" office:value="29.265" calcext:value-type="float">
            <text:p>29.27</text:p>
          </table:table-cell>
          <table:table-cell table:style-name="ce2" table:formula="of:=(8*[.$E165]*[.$D165]*[.$C165]*[.$C165])/([.G165]/1000)/10^12" office:value-type="float" office:value="3.56689308042388" calcext:value-type="float">
            <text:p>3.57</text:p>
          </table:table-cell>
          <table:table-cell table:style-name="ce2" table:formula="of:=(8*[.$E165]*[.$D165]*[.$C165]*[.$C165])/([.H165]/1000)/10^12" office:value-type="float" office:value="3.66903066461644" calcext:value-type="float">
            <text:p>3.67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55.901" calcext:value-type="float">
            <text:p>55.90</text:p>
          </table:table-cell>
          <table:table-cell table:style-name="ce2" office:value-type="float" office:value="52.747" calcext:value-type="float">
            <text:p>52.75</text:p>
          </table:table-cell>
          <table:table-cell table:style-name="ce2" table:formula="of:=(8*[.$E166]*[.$D166]*[.$C166]*[.$C166])/([.G166]/1000)/10^12" office:value-type="float" office:value="0.960395899894456" calcext:value-type="float">
            <text:p>0.96</text:p>
          </table:table-cell>
          <table:table-cell table:style-name="ce2" table:formula="of:=(8*[.$E166]*[.$D166]*[.$C166]*[.$C166])/([.H166]/1000)/10^12" office:value-type="float" office:value="1.01782264773352" calcext:value-type="float">
            <text:p>1.02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98.782" calcext:value-type="float">
            <text:p>98.78</text:p>
          </table:table-cell>
          <table:table-cell table:style-name="ce2" office:value-type="float" office:value="36.184" calcext:value-type="float">
            <text:p>36.18</text:p>
          </table:table-cell>
          <table:table-cell table:style-name="ce2" table:formula="of:=(8*[.$E167]*[.$D167]*[.$C167]*[.$C167])/([.G167]/1000)/10^12" office:value-type="float" office:value="1.08698125569436" calcext:value-type="float">
            <text:p>1.09</text:p>
          </table:table-cell>
          <table:table-cell table:style-name="ce2" table:formula="of:=(8*[.$E167]*[.$D167]*[.$C167]*[.$C167])/([.H167]/1000)/10^12" office:value-type="float" office:value="2.96744921512271" calcext:value-type="float">
            <text:p>2.97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00.087" calcext:value-type="float">
            <text:p>100.09</text:p>
          </table:table-cell>
          <table:table-cell table:style-name="ce2" office:value-type="float" office:value="53.24" calcext:value-type="float">
            <text:p>53.24</text:p>
          </table:table-cell>
          <table:table-cell table:style-name="ce2" table:formula="of:=(8*[.$E168]*[.$D168]*[.$C168]*[.$C168])/([.G168]/1000)/10^12" office:value-type="float" office:value="2.14561696124372" calcext:value-type="float">
            <text:p>2.15</text:p>
          </table:table-cell>
          <table:table-cell table:style-name="ce2" table:formula="of:=(8*[.$E168]*[.$D168]*[.$C168]*[.$C168])/([.H168]/1000)/10^12" office:value-type="float" office:value="4.03359062359128" calcext:value-type="float">
            <text:p>4.03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02.42" calcext:value-type="float">
            <text:p>102.42</text:p>
          </table:table-cell>
          <table:table-cell table:style-name="ce2" office:value-type="float" office:value="104.465" calcext:value-type="float">
            <text:p>104.47</text:p>
          </table:table-cell>
          <table:table-cell table:style-name="ce2" table:formula="of:=(8*[.$E169]*[.$D169]*[.$C169]*[.$C169])/([.G169]/1000)/10^12" office:value-type="float" office:value="4.19348495996876" calcext:value-type="float">
            <text:p>4.19</text:p>
          </table:table-cell>
          <table:table-cell table:style-name="ce2" table:formula="of:=(8*[.$E169]*[.$D169]*[.$C169]*[.$C169])/([.H169]/1000)/10^12" office:value-type="float" office:value="4.11139357296702" calcext:value-type="float">
            <text:p>4.11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2" table:number-columns-repeated="3"/>
          <table:table-cell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All-Reduce</text:p>
          </table:table-cell>
          <table:table-cell/>
          <table:table-cell office:value-type="string" calcext:value-type="string">
            <text:p>Size # floats</text:p>
          </table:table-cell>
          <table:table-cell office:value-type="string" calcext:value-type="string">
            <text:p># chips / accelerator cards</text:p>
          </table:table-cell>
          <table:table-cell table:number-columns-repeated="2"/>
          <table:table-cell office:value-type="string" calcext:value-type="string">
            <text:p>Mean All Reduce Time (msec)</text:p>
          </table:table-cell>
          <table:table-cell/>
          <table:table-cell office:value-type="string" calcext:value-type="string">
            <text:p>Gigabytes/sec</text:p>
          </table:table-cell>
          <table:table-cell office:value-type="string" calcext:value-type="string">
            <text:p>Selected Algorithm</text:p>
          </table:table-cell>
          <table:table-cell office:value-type="string" calcext:value-type="string">
            <text:p>Std Dev All Reduce Time (msec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6698" calcext:value-type="float">
            <text:p>0.07</text:p>
          </table:table-cell>
          <table:table-cell table:style-name="ce2"/>
          <table:table-cell table:style-name="ce2" table:formula="of:=[.C175]*4*[.D175]/([.G175]/1000)/10^9" office:value-type="float" office:value="11.9438638399522" calcext:value-type="float">
            <text:p>11.94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0100975244491" calcext:value-type="float">
            <text:p>0.00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0.111649122807" calcext:value-type="float">
            <text:p>0.11</text:p>
          </table:table-cell>
          <table:table-cell table:style-name="ce2"/>
          <table:table-cell table:style-name="ce2" table:formula="of:=[.C176]*4*[.D176]/([.G176]/1000)/10^9" office:value-type="float" office:value="14.3306096794491" calcext:value-type="float">
            <text:p>14.33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014807682699" calcext:value-type="float">
            <text:p>0.00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0.26722" calcext:value-type="float">
            <text:p>0.27</text:p>
          </table:table-cell>
          <table:table-cell table:style-name="ce2"/>
          <table:table-cell table:style-name="ce2" table:formula="of:=[.C177]*4*[.D177]/([.G177]/1000)/10^9" office:value-type="float" office:value="11.9751515605119" calcext:value-type="float">
            <text:p>11.98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0573511987669" calcext:value-type="float">
            <text:p>0.01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0.5644212" calcext:value-type="float">
            <text:p>0.56</text:p>
          </table:table-cell>
          <table:table-cell/>
          <table:table-cell table:style-name="ce2" table:formula="of:=[.C178]*4*[.D178]/([.G178]/1000)/10^9" office:value-type="float" office:value="11.3390496317289" calcext:value-type="float">
            <text:p>11.34</text:p>
          </table:table-cell>
          <table:table-cell office:value-type="string" calcext:value-type="string">
            <text:p>OSU MPI </text:p>
          </table:table-cell>
          <table:table-cell table:style-name="ce2" office:value-type="float" office:value="0.0518217458849" calcext:value-type="float">
            <text:p>0.05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.7385422" calcext:value-type="float">
            <text:p>0.74</text:p>
          </table:table-cell>
          <table:table-cell/>
          <table:table-cell table:style-name="ce2" table:formula="of:=[.C179]*4*[.D179]/([.G179]/1000)/10^9" office:value-type="float" office:value="17.3314402345594" calcext:value-type="float">
            <text:p>17.33</text:p>
          </table:table-cell>
          <table:table-cell office:value-type="string" calcext:value-type="string">
            <text:p>OSU MPI </text:p>
          </table:table-cell>
          <table:table-cell table:style-name="ce2" office:value-type="float" office:value="0.0253004000988" calcext:value-type="float">
            <text:p>0.03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097600" calcext:value-type="float">
            <text:p>3097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.1003" calcext:value-type="float">
            <text:p>1.10</text:p>
          </table:table-cell>
          <table:table-cell table:style-name="ce2"/>
          <table:table-cell table:style-name="ce2" table:formula="of:=[.C180]*4*[.D180]/([.G180]/1000)/10^9" office:value-type="float" office:value="22.5218576751795" calcext:value-type="float">
            <text:p>22.52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0333616546352" calcext:value-type="float">
            <text:p>0.00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formula="of:=1760*1760" office:value-type="float" office:value="3097600" calcext:value-type="float">
            <text:p>3097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2.04907017544" calcext:value-type="float">
            <text:p>2.05</text:p>
          </table:table-cell>
          <table:table-cell table:style-name="ce2"/>
          <table:table-cell table:style-name="ce2" table:formula="of:=[.C181]*4*[.D181]/([.G181]/1000)/10^9" office:value-type="float" office:value="24.1873609767209" calcext:value-type="float">
            <text:p>24.19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0601468203648" calcext:value-type="float">
            <text:p>0.01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formula="of:=1760*1760" office:value-type="float" office:value="3097600" calcext:value-type="float">
            <text:p>30976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4.08452" calcext:value-type="float">
            <text:p>4.08</text:p>
          </table:table-cell>
          <table:table-cell table:style-name="ce2"/>
          <table:table-cell table:style-name="ce2" table:formula="of:=[.C182]*4*[.D182]/([.G182]/1000)/10^9" office:value-type="float" office:value="24.2680168049122" calcext:value-type="float">
            <text:p>24.27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406276949875" calcext:value-type="float">
            <text:p>0.04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3097600" calcext:value-type="float">
            <text:p>30976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8.42" calcext:value-type="float">
            <text:p>18.42</text:p>
          </table:table-cell>
          <table:table-cell/>
          <table:table-cell table:style-name="ce2" table:formula="of:=[.C183]*4*[.D183]/([.G183]/1000)/10^9" office:value-type="float" office:value="10.762562432139" calcext:value-type="float">
            <text:p>10.76</text:p>
          </table:table-cell>
          <table:table-cell office:value-type="string" calcext:value-type="string">
            <text:p>OSU MPI</text:p>
          </table:table-cell>
          <table:table-cell table:style-name="ce2" office:value-type="float" office:value="0.76" calcext:value-type="float">
            <text:p>0.76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office:value-type="float" office:value="3097600" calcext:value-type="float">
            <text:p>30976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4.9655802" calcext:value-type="float">
            <text:p>24.97</text:p>
          </table:table-cell>
          <table:table-cell/>
          <table:table-cell table:style-name="ce2" table:formula="of:=[.C184]*4*[.D184]/([.G184]/1000)/10^9" office:value-type="float" office:value="15.881577629027" calcext:value-type="float">
            <text:p>15.88</text:p>
          </table:table-cell>
          <table:table-cell office:value-type="string" calcext:value-type="string">
            <text:p>OSU MPI</text:p>
          </table:table-cell>
          <table:table-cell table:style-name="ce2" office:value-type="float" office:value="2.11955062096" calcext:value-type="float">
            <text:p>2.12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.47322" calcext:value-type="float">
            <text:p>1.47</text:p>
          </table:table-cell>
          <table:table-cell table:style-name="ce2"/>
          <table:table-cell table:style-name="ce2" table:formula="of:=[.C185]*4*[.D185]/([.G185]/1000)/10^9" office:value-type="float" office:value="22.7762533769566" calcext:value-type="float">
            <text:p>22.78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0494485591297" calcext:value-type="float">
            <text:p>0.00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formula="of:=2048*2048"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2.75973684211" calcext:value-type="float">
            <text:p>2.76</text:p>
          </table:table-cell>
          <table:table-cell table:style-name="ce2"/>
          <table:table-cell table:style-name="ce2" table:formula="of:=[.C186]*4*[.D186]/([.G186]/1000)/10^9" office:value-type="float" office:value="24.3171243634559" calcext:value-type="float">
            <text:p>24.32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0699755926318" calcext:value-type="float">
            <text:p>0.01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formula="of:=2048*2048"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5.50252" calcext:value-type="float">
            <text:p>5.50</text:p>
          </table:table-cell>
          <table:table-cell table:style-name="ce2"/>
          <table:table-cell table:style-name="ce2" table:formula="of:=[.C187]*4*[.D187]/([.G187]/1000)/10^9" office:value-type="float" office:value="24.3920472801553" calcext:value-type="float">
            <text:p>24.39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596420120385" calcext:value-type="float">
            <text:p>0.06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4.01" calcext:value-type="float">
            <text:p>24.01</text:p>
          </table:table-cell>
          <table:table-cell/>
          <table:table-cell table:style-name="ce2" table:formula="of:=[.C188]*4*[.D188]/([.G188]/1000)/10^9" office:value-type="float" office:value="11.1801522698875" calcext:value-type="float">
            <text:p>11.18</text:p>
          </table:table-cell>
          <table:table-cell office:value-type="string" calcext:value-type="string">
            <text:p>OSU MPI</text:p>
          </table:table-cell>
          <table:table-cell table:style-name="ce2" office:value-type="float" office:value="1.38" calcext:value-type="float">
            <text:p>1.38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32.3380222" calcext:value-type="float">
            <text:p>32.34</text:p>
          </table:table-cell>
          <table:table-cell/>
          <table:table-cell table:style-name="ce2" table:formula="of:=[.C189]*4*[.D189]/([.G189]/1000)/10^9" office:value-type="float" office:value="16.6018474685814" calcext:value-type="float">
            <text:p>16.60</text:p>
          </table:table-cell>
          <table:table-cell office:value-type="string" calcext:value-type="string">
            <text:p>OSU MPI</text:p>
          </table:table-cell>
          <table:table-cell table:style-name="ce2" office:value-type="float" office:value="3.51183601086" calcext:value-type="float">
            <text:p>3.51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office:value-type="float" office:value="6553600" calcext:value-type="float">
            <text:p>6553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.28958" calcext:value-type="float">
            <text:p>2.29</text:p>
          </table:table-cell>
          <table:table-cell table:style-name="ce2"/>
          <table:table-cell table:style-name="ce2" table:formula="of:=[.C190]*4*[.D190]/([.G190]/1000)/10^9" office:value-type="float" office:value="22.8988722822526" calcext:value-type="float">
            <text:p>22.90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0751289558027" calcext:value-type="float">
            <text:p>0.01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formula="of:=2560*2560" office:value-type="float" office:value="6553600" calcext:value-type="float">
            <text:p>6553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4.28440350877" calcext:value-type="float">
            <text:p>4.28</text:p>
          </table:table-cell>
          <table:table-cell table:style-name="ce2"/>
          <table:table-cell table:style-name="ce2" table:formula="of:=[.C191]*4*[.D191]/([.G191]/1000)/10^9" office:value-type="float" office:value="24.474258735285" calcext:value-type="float">
            <text:p>24.47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116330739163" calcext:value-type="float">
            <text:p>0.01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formula="of:=2560*2560" office:value-type="float" office:value="6553600" calcext:value-type="float">
            <text:p>65536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8.64084" calcext:value-type="float">
            <text:p>8.64</text:p>
          </table:table-cell>
          <table:table-cell table:style-name="ce2"/>
          <table:table-cell table:style-name="ce2" table:formula="of:=[.C192]*4*[.D192]/([.G192]/1000)/10^9" office:value-type="float" office:value="24.2702329866078" calcext:value-type="float">
            <text:p>24.27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109034739418" calcext:value-type="float">
            <text:p>0.11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6553600" calcext:value-type="float">
            <text:p>65536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37.09" calcext:value-type="float">
            <text:p>37.09</text:p>
          </table:table-cell>
          <table:table-cell/>
          <table:table-cell table:style-name="ce2" table:formula="of:=[.C193]*4*[.D193]/([.G193]/1000)/10^9" office:value-type="float" office:value="11.3084497169048" calcext:value-type="float">
            <text:p>11.31</text:p>
          </table:table-cell>
          <table:table-cell office:value-type="string" calcext:value-type="string">
            <text:p>OSU MPI</text:p>
          </table:table-cell>
          <table:table-cell table:style-name="ce2" office:value-type="float" office:value="1.85" calcext:value-type="float">
            <text:p>1.85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office:value-type="float" office:value="6553600" calcext:value-type="float">
            <text:p>65536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50.6483974" calcext:value-type="float">
            <text:p>50.65</text:p>
          </table:table-cell>
          <table:table-cell/>
          <table:table-cell table:style-name="ce2" table:formula="of:=[.C194]*4*[.D194]/([.G194]/1000)/10^9" office:value-type="float" office:value="16.5624352015529" calcext:value-type="float">
            <text:p>16.56</text:p>
          </table:table-cell>
          <table:table-cell office:value-type="string" calcext:value-type="string">
            <text:p>OSU MPI</text:p>
          </table:table-cell>
          <table:table-cell table:style-name="ce2" office:value-type="float" office:value="4.76695344632" calcext:value-type="float">
            <text:p>4.77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table:formula="of:=4096*4096"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5.8036" calcext:value-type="float">
            <text:p>5.80</text:p>
          </table:table-cell>
          <table:table-cell table:style-name="ce2"/>
          <table:table-cell table:style-name="ce2" table:formula="of:=[.C195]*4*[.D195]/([.G195]/1000)/10^9" office:value-type="float" office:value="23.1266331242677" calcext:value-type="float">
            <text:p>23.13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196865436276" calcext:value-type="float">
            <text:p>0.02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formula="of:=4096*4096"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0.943" calcext:value-type="float">
            <text:p>10.94</text:p>
          </table:table-cell>
          <table:table-cell table:style-name="ce2"/>
          <table:table-cell table:style-name="ce2" table:formula="of:=[.C196]*4*[.D196]/([.G196]/1000)/10^9" office:value-type="float" office:value="24.5303350086813" calcext:value-type="float">
            <text:p>24.53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0238886304896" calcext:value-type="float">
            <text:p>0.02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formula="of:=4096*4096" office:value-type="float" office:value="16777216" calcext:value-type="float">
            <text:p>167772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22.05726" calcext:value-type="float">
            <text:p>22.06</text:p>
          </table:table-cell>
          <table:table-cell table:style-name="ce2"/>
          <table:table-cell table:style-name="ce2" table:formula="of:=[.C197]*4*[.D197]/([.G197]/1000)/10^9" office:value-type="float" office:value="24.3398732208806" calcext:value-type="float">
            <text:p>24.34</text:p>
          </table:table-cell>
          <table:table-cell office:value-type="string" calcext:value-type="string">
            <text:p>NCCL Single Process</text:p>
          </table:table-cell>
          <table:table-cell table:style-name="ce2" office:value-type="float" office:value="0.323166756335" calcext:value-type="float">
            <text:p>0.32</text:p>
          </table:table-cell>
          <table:table-cell table:style-name="ce4"/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6777216" calcext:value-type="float">
            <text:p>167772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97.46" calcext:value-type="float">
            <text:p>97.46</text:p>
          </table:table-cell>
          <table:table-cell/>
          <table:table-cell table:style-name="ce2" table:formula="of:=[.C198]*4*[.D198]/([.G198]/1000)/10^9" office:value-type="float" office:value="11.017256556536" calcext:value-type="float">
            <text:p>11.02</text:p>
          </table:table-cell>
          <table:table-cell office:value-type="string" calcext:value-type="string">
            <text:p>OSU MPI</text:p>
          </table:table-cell>
          <table:table-cell table:style-name="ce2" office:value-type="float" office:value="5.51" calcext:value-type="float">
            <text:p>5.51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6777216" calcext:value-type="float">
            <text:p>167772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30.1236728" calcext:value-type="float">
            <text:p>130.12</text:p>
          </table:table-cell>
          <table:table-cell/>
          <table:table-cell table:style-name="ce2" table:formula="of:=[.C199]*4*[.D199]/([.G199]/1000)/10^9" office:value-type="float" office:value="16.5034048132094" calcext:value-type="float">
            <text:p>16.50</text:p>
          </table:table-cell>
          <table:table-cell office:value-type="string" calcext:value-type="string">
            <text:p>OSU MPI</text:p>
          </table:table-cell>
          <table:table-cell table:style-name="ce2" office:value-type="float" office:value="14.1448934816" calcext:value-type="float">
            <text:p>14.14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s" table:style-name="ta2"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6" office:value-type="string" calcext:value-type="string">
            <text:p>CPU Model</text:p>
          </table:table-cell>
          <table:table-cell table:style-name="ce7" office:value-type="string" calcext:value-type="string">
            <text:p>Intel(R) Xeon(R) CPU E5-2650 v2 @ 2.60GHz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PU Model</text:p>
          </table:table-cell>
          <table:table-cell table:style-name="ce8" office:value-type="string" calcext:value-type="string">
            <text:p>Nvidia Tesla M4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inux Kernel Version</text:p>
          </table:table-cell>
          <table:table-cell table:style-name="ce8" office:value-type="string" calcext:value-type="string">
            <text:p>3.13.0-57-generic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UDA Version</text:p>
          </table:table-cell>
          <table:table-cell table:style-name="ce8" office:value-type="string" calcext:value-type="string">
            <text:p>7.5.1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udnn Version</text:p>
          </table:table-cell>
          <table:table-cell table:style-name="ce9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penMPI Version</text:p>
          </table:table-cell>
          <table:table-cell table:style-name="ce10" office:value-type="string" calcext:value-type="string">
            <text:p>1.10.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vidia Driver</text:p>
          </table:table-cell>
          <table:table-cell table:style-name="ce10" office:value-type="float" office:value="352.79" calcext:value-type="float">
            <text:p>352.7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otherboard</text:p>
          </table:table-cell>
          <table:table-cell table:style-name="ce8" office:value-type="string" calcext:value-type="string">
            <text:p>Tyan FT77C-B707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ios Version</text:p>
          </table:table-cell>
          <table:table-cell office:value-type="string" calcext:value-type="string">
            <text:p>V1.03B.B1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HCA Version</text:p>
          </table:table-cell>
          <table:table-cell office:value-type="string" calcext:value-type="string">
            <text:p>v2.34.50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ellanox Driver</text:p>
          </table:table-cell>
          <table:table-cell office:value-type="string" calcext:value-type="string">
            <text:p>3.0-2.0.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ellanox OS </text:p>
          </table:table-cell>
          <table:table-cell office:value-type="string" calcext:value-type="string">
            <text:p>3.4.2008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s" style:display-name="PageStyle_Spe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ran Narang</meta:initial-creator>
    <dc:creator>Sharan Narang</dc:creator>
    <meta:creation-date>2016-08-12T21:22:52</meta:creation-date>
    <dc:date>2016-09-20T15:57:32</dc:date>
    <meta:generator>LibreOffice/4.2.8.2$Linux_X86_64 LibreOffice_project/420m0$Build-2</meta:generator>
    <meta:document-statistic meta:table-count="2" meta:cell-count="1738" meta:object-count="0"/>
    <meta:user-defined meta:name="AppVersion">14.0300</meta:user-defined>
    <meta:user-defined meta:name="Company">Baid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